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5">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text:style-name="WW_CharLFO1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 " style:num-format="A" style:num-letter-sync="true">
        <style:list-level-properties fo:text-align="center"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3" style:num-format="1" text:display-levels="3">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4">
      <text:list-level-style-number text:level="1" style:num-format="A" style:num-letter-sync="true">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datumaznačka" style:master-page-name="MPF0" style:family="paragraph">
      <style:paragraph-properties/>
    </style:style>
    <style:style style:name="T4" style:parent-style-name="Standardnípísmoodstavce" style:family="text">
      <style:text-properties fo:language="cs" fo:country="CZ"/>
    </style:style>
    <style:style style:name="T5" style:parent-style-name="Standardnípísmoodstavce" style:family="text">
      <style:text-properties fo:language="cs" fo:country="CZ"/>
    </style:style>
    <style:style style:name="T6" style:parent-style-name="Standardnípísmoodstavce" style:family="text">
      <style:text-properties fo:language="cs" fo:country="CZ"/>
    </style:style>
    <style:style style:name="T7" style:parent-style-name="Zvýraznění" style:family="text">
      <style:text-properties style:font-name-complex="Arial"/>
    </style:style>
    <style:style style:name="T8" style:parent-style-name="Standardnípísmoodstavce" style:family="text">
      <style:text-properties fo:language="cs" fo:country="CZ"/>
    </style:style>
    <style:style style:name="T9" style:parent-style-name="Standardnípísmoodstavce" style:family="text">
      <style:text-properties fo:language="cs" fo:country="CZ"/>
    </style:style>
    <style:style style:name="T10" style:parent-style-name="Standardnípísmoodstavce" style:family="text">
      <style:text-properties fo:language="cs" fo:country="CZ"/>
    </style:style>
    <style:style style:name="T11" style:parent-style-name="Standardnípísmoodstavce" style:family="text">
      <style:text-properties fo:language="cs" fo:country="CZ"/>
    </style:style>
    <style:style style:name="T12" style:parent-style-name="Standardnípísmoodstavce" style:family="text">
      <style:text-properties fo:language="cs" fo:country="CZ"/>
    </style:style>
    <style:style style:name="P13" style:parent-style-name="zákoncitace" style:family="paragraph">
      <style:text-properties style:font-size-complex="8pt"/>
    </style:style>
    <style:style style:name="P14" style:parent-style-name="zákoncitace" style:family="paragraph">
      <style:text-properties style:font-size-complex="8pt"/>
    </style:style>
    <style:style style:name="P15" style:parent-style-name="zákoncitace" style:family="paragraph">
      <style:text-properties style:font-size-complex="8pt"/>
    </style:style>
    <style:style style:name="P16" style:parent-style-name="zákoncitace" style:family="paragraph">
      <style:text-properties style:font-size-complex="8pt"/>
    </style:style>
    <style:style style:name="P17" style:parent-style-name="zákoncitace" style:family="paragraph">
      <style:text-properties style:font-size-complex="8pt"/>
    </style:style>
    <style:style style:name="T18" style:parent-style-name="Standardnípísmoodstavce" style:family="text">
      <style:text-properties style:font-size-complex="8pt"/>
    </style:style>
    <style:style style:name="T19" style:parent-style-name="Standardnípísmoodstavce" style:family="text">
      <style:text-properties style:font-size-complex="8pt"/>
    </style:style>
    <style:style style:name="T20" style:parent-style-name="Standardnípísmoodstavce" style:family="text">
      <style:text-properties style:font-size-complex="8pt"/>
    </style:style>
    <style:style style:name="T21" style:parent-style-name="Standardnípísmoodstavce" style:family="text">
      <style:text-properties style:font-size-complex="8pt"/>
    </style:style>
    <style:style style:name="T22" style:parent-style-name="Standardnípísmoodstavce" style:family="text">
      <style:text-properties style:font-size-complex="8pt"/>
    </style:style>
    <style:style style:name="T23" style:parent-style-name="Standardnípísmoodstavce" style:family="text">
      <style:text-properties style:font-size-complex="8pt"/>
    </style:style>
    <style:style style:name="T24" style:parent-style-name="Standardnípísmoodstavce" style:family="text">
      <style:text-properties style:font-size-complex="8pt"/>
    </style:style>
    <style:style style:name="P25" style:parent-style-name="zákoncitace" style:family="paragraph">
      <style:text-properties style:font-size-complex="8pt"/>
    </style:style>
    <style:style style:name="P26" style:parent-style-name="zákoncitace" style:family="paragraph">
      <style:text-properties style:font-size-complex="8pt"/>
    </style:style>
    <style:style style:name="P27" style:parent-style-name="zákoncitace" style:family="paragraph">
      <style:text-properties style:font-size-complex="8pt"/>
    </style:style>
    <style:style style:name="P28" style:parent-style-name="zákoncitace" style:family="paragraph">
      <style:text-properties style:font-size-complex="8pt"/>
    </style:style>
    <style:style style:name="T29" style:parent-style-name="Standardnípísmoodstavce" style:family="text">
      <style:text-properties fo:language="cs" fo:country="CZ"/>
    </style:style>
    <style:style style:name="P30" style:parent-style-name="Normální" style:family="paragraph">
      <style:paragraph-properties style:text-autospace="none" fo:text-align="justify"/>
    </style:style>
    <style:style style:name="T31" style:parent-style-name="Zvýraznění" style:family="text">
      <style:text-properties style:font-name-complex="Arial"/>
    </style:style>
    <style:style style:name="T32" style:parent-style-name="Zvýraznění" style:family="text">
      <style:text-properties style:font-name-complex="Arial"/>
    </style:style>
    <style:style style:name="T33" style:parent-style-name="Standardnípísmoodstavce" style:family="text">
      <style:text-properties fo:language="cs" fo:country="CZ"/>
    </style:style>
    <style:style style:name="T34" style:parent-style-name="Hypertextovýodkaz" style:family="text">
      <style:text-properties fo:font-size="9pt" style:font-size-asian="9pt" fo:language="cs" fo:country="CZ"/>
    </style:style>
    <style:style style:name="T35" style:parent-style-name="Standardnípísmoodstavce" style:family="text">
      <style:text-properties fo:language="cs" fo:country="CZ"/>
    </style:style>
    <style:style style:name="T36" style:parent-style-name="Značkapozn.podčarou" style:family="text">
      <style:text-properties style:font-style-complex="italic"/>
    </style:style>
    <style:style style:name="T37" style:parent-style-name="Standardnípísmoodstavce" style:family="text">
      <style:text-properties fo:language="cs" fo:country="CZ"/>
    </style:style>
    <style:style style:name="T38" style:parent-style-name="Standardnípísmoodstavce" style:family="text">
      <style:text-properties fo:language="cs" fo:country="CZ"/>
    </style:style>
    <style:style style:name="T39" style:parent-style-name="Standardnípísmoodstavce" style:family="text">
      <style:text-properties fo:language="cs" fo:country="CZ"/>
    </style:style>
    <style:style style:name="T40" style:parent-style-name="Standardnípísmoodstavce" style:family="text">
      <style:text-properties fo:language="cs" fo:country="CZ"/>
    </style:style>
    <style:style style:name="T41" style:parent-style-name="Hypertextovýodkaz" style:family="text">
      <style:text-properties fo:font-size="9pt" style:font-size-asian="9pt" fo:language="cs" fo:country="CZ"/>
    </style:style>
    <style:style style:name="T42" style:parent-style-name="Značkapozn.podčarou" style:family="text">
      <style:text-properties style:font-weight-complex="bold"/>
    </style:style>
    <style:style style:name="T43" style:parent-style-name="Standardnípísmoodstavce" style:family="text">
      <style:text-properties fo:language="cs" fo:country="CZ"/>
    </style:style>
    <style:style style:name="T44" style:parent-style-name="Standardnípísmoodstavce" style:family="text">
      <style:text-properties fo:language="cs" fo:country="CZ"/>
    </style:style>
    <style:style style:name="T45" style:parent-style-name="Standardnípísmoodstavce" style:family="text">
      <style:text-properties fo:language="cs" fo:country="CZ"/>
    </style:style>
    <style:style style:name="T46" style:parent-style-name="Standardnípísmoodstavce" style:family="text">
      <style:text-properties fo:language="cs" fo:country="CZ"/>
    </style:style>
    <style:style style:name="T47" style:parent-style-name="Standardnípísmoodstavce" style:family="text">
      <style:text-properties fo:language="cs" fo:country="CZ"/>
    </style:style>
    <style:style style:name="T48" style:parent-style-name="Standardnípísmoodstavce" style:family="text">
      <style:text-properties fo:language="cs" fo:country="CZ"/>
    </style:style>
    <style:style style:name="T49" style:parent-style-name="Standardnípísmoodstavce" style:family="text">
      <style:text-properties fo:language="cs" fo:country="CZ"/>
    </style:style>
    <style:style style:name="T50" style:parent-style-name="Standardnípísmoodstavce" style:family="text">
      <style:text-properties fo:language="cs" fo:country="CZ"/>
    </style:style>
    <style:style style:name="T51" style:parent-style-name="Standardnípísmoodstavce" style:family="text">
      <style:text-properties fo:language="cs" fo:country="CZ"/>
    </style:style>
    <style:style style:name="T52" style:parent-style-name="Hypertextovýodkaz" style:family="text">
      <style:text-properties fo:font-size="9pt" style:font-size-asian="9pt" fo:language="cs" fo:country="CZ"/>
    </style:style>
    <style:style style:name="T53" style:parent-style-name="Značkapozn.podčarou" style:family="text">
      <style:text-properties style:font-weight-complex="bold"/>
    </style:style>
    <style:style style:name="T54" style:parent-style-name="Standardnípísmoodstavce" style:family="text">
      <style:text-properties fo:language="cs" fo:country="CZ"/>
    </style:style>
    <style:style style:name="T55" style:parent-style-name="Standardnípísmoodstavce" style:family="text">
      <style:text-properties fo:language="cs" fo:country="CZ"/>
    </style:style>
    <style:style style:name="T56" style:parent-style-name="Zvýraznění" style:family="text">
      <style:text-properties style:font-name-complex="Arial"/>
    </style:style>
    <style:style style:name="T57" style:parent-style-name="Zvýraznění" style:family="text">
      <style:text-properties style:font-name-complex="Arial"/>
    </style:style>
    <style:style style:name="T58" style:parent-style-name="Standardnípísmoodstavce" style:family="text">
      <style:text-properties style:font-name-complex="Arial"/>
    </style:style>
    <style:style style:name="T59" style:parent-style-name="Zvýraznění" style:family="text">
      <style:text-properties style:font-name-complex="Arial"/>
    </style:style>
    <style:style style:name="T60" style:parent-style-name="Zvýraznění" style:family="text">
      <style:text-properties style:font-name-complex="Arial"/>
    </style:style>
    <style:style style:name="T61" style:parent-style-name="Zvýraznění" style:family="text">
      <style:text-properties style:font-name-complex="Arial"/>
    </style:style>
    <style:style style:name="T62" style:parent-style-name="Standardnípísmoodstavce" style:family="text">
      <style:text-properties fo:language="cs" fo:country="CZ"/>
    </style:style>
    <style:style style:name="T63" style:parent-style-name="Standardnípísmoodstavce" style:family="text">
      <style:text-properties fo:language="cs" fo:country="CZ"/>
    </style:style>
    <style:style style:name="T64" style:parent-style-name="Standardnípísmoodstavce" style:family="text">
      <style:text-properties fo:language="cs" fo:country="CZ"/>
    </style:style>
    <style:style style:name="T65" style:parent-style-name="Standardnípísmoodstavce" style:family="text">
      <style:text-properties fo:language="cs" fo:country="CZ"/>
    </style:style>
    <style:style style:name="T66" style:parent-style-name="Standardnípísmoodstavce" style:family="text">
      <style:text-properties fo:language="cs" fo:country="CZ"/>
    </style:style>
    <style:style style:name="P67" style:parent-style-name="Nadpis4" style:family="paragraph">
      <style:text-properties fo:language="cs" fo:country="CZ"/>
    </style:style>
    <style:style style:name="T68" style:parent-style-name="Zvýraznění" style:family="text">
      <style:text-properties style:font-name-complex="Arial"/>
    </style:style>
    <style:style style:name="T69" style:parent-style-name="Standardnípísmoodstavce" style:family="text">
      <style:text-properties fo:language="cs" fo:country="CZ"/>
    </style:style>
    <style:style style:name="T70" style:parent-style-name="Standardnípísmoodstavce" style:family="text">
      <style:text-properties fo:language="cs" fo:country="CZ"/>
    </style:style>
    <style:style style:name="T71" style:parent-style-name="Standardnípísmoodstavce" style:family="text">
      <style:text-properties fo:language="cs" fo:country="CZ"/>
    </style:style>
    <style:style style:name="P72" style:parent-style-name="Nadpis4" style:family="paragraph">
      <style:text-properties fo:language="cs" fo:country="CZ"/>
    </style:style>
    <style:style style:name="T73" style:parent-style-name="Zvýraznění" style:family="text">
      <style:text-properties fo:language="cs" fo:country="CZ"/>
    </style:style>
    <style:style style:name="T74" style:parent-style-name="Zvýraznění" style:family="text">
      <style:text-properties fo:language="cs" fo:country="CZ"/>
    </style:style>
    <style:style style:name="T75" style:parent-style-name="Zvýraznění" style:family="text">
      <style:text-properties style:font-name-complex="Arial"/>
    </style:style>
    <style:style style:name="P76" style:parent-style-name="Nadpis3" style:family="paragraph">
      <style:text-properties fo:language="cs" fo:country="CZ"/>
    </style:style>
    <style:style style:name="P77" style:parent-style-name="Nadpis4" style:family="paragraph">
      <style:text-properties fo:language="cs" fo:country="CZ"/>
    </style:style>
    <style:style style:name="T78" style:parent-style-name="Standardnípísmoodstavce" style:family="text">
      <style:text-properties fo:language="cs" fo:country="CZ"/>
    </style:style>
    <style:style style:name="T79" style:parent-style-name="Zvýraznění" style:family="text">
      <style:text-properties style:font-name-complex="Arial"/>
    </style:style>
    <style:style style:name="T80" style:parent-style-name="Standardnípísmoodstavce" style:family="text">
      <style:text-properties fo:language="cs" fo:country="CZ"/>
    </style:style>
    <style:style style:name="T81" style:parent-style-name="Standardnípísmoodstavce" style:family="text">
      <style:text-properties style:font-name-complex="Arial" fo:language="cs" fo:country="CZ"/>
    </style:style>
    <style:style style:name="P82" style:parent-style-name="Nadpis4" style:family="paragraph">
      <style:text-properties fo:language="cs" fo:country="CZ"/>
    </style:style>
    <style:style style:name="P83" style:parent-style-name="Nadpis4" style:family="paragraph">
      <style:text-properties fo:language="cs" fo:country="CZ"/>
    </style:style>
    <style:style style:name="T84" style:parent-style-name="Standardnípísmoodstavce" style:family="text">
      <style:text-properties fo:letter-spacing="0.0555in"/>
    </style:style>
    <style:style style:name="T85" style:parent-style-name="Standardnípísmoodstavce" style:family="text">
      <style:text-properties fo:letter-spacing="0.0555in"/>
    </style:style>
    <style:style style:name="T86" style:parent-style-name="Standardnípísmoodstavce" style:family="text">
      <style:text-properties fo:letter-spacing="0.0555in"/>
    </style:style>
    <style:style style:name="T87" style:parent-style-name="Standardnípísmoodstavce" style:family="text">
      <style:text-properties fo:letter-spacing="0.0138in"/>
    </style:style>
  </office:automatic-styles>
  <office:body>
    <office:text text:use-soft-page-breaks="true">
      <text:p text:style-name="P1">V<text:s/>Brně dne<text:s/>4.<text:s/>září<text:s/>2015</text:p>
      <text:p text:style-name="datumaznačka">Sp. zn.:<text:s/>1214/2015/VOP/IK</text:p>
      <text:h text:style-name="Nadpis1" text:outline-level="1">Zpráva<text:s/>o šetření</text:h>
      <text:p text:style-name="Styl1">ve věci pana P. T.</text:p>
      <text:p text:style-name="Základnítextodsazený">Pan P. T., bytem<text:s/>…<text:s/>(dále „stěžovatel“),<text:s/>nesouhlasí<text:s/>s postupem Policie České republiky,<text:s/>Obvodního oddělení policie Sokolov-město<text:s/>(dále „OOP Sokolov-město“),<text:s/>při vykázání<text:s/>jeho<text:s/>osoby podle ustanovení<text:s/>§ 44<text:s/>a násl. zákona<text:s/>o Policii České republiky<text:span text:style-name="Značkapozn.podčarou"><text:note text:note-class="footnote" text:id="_ftn0"><text:note-citation>1</text:note-citation><text:note-body><text:p text:style-name="Textpozn.podčarou"><text:s/><text:span text:style-name="T4">z</text:span>ákon č. 273/2008 Sb., o Policii České republiky, ve znění pozdějších předpisů</text:p></text:note-body></text:note></text:span>,<text:s/>k němuž došlo dne 18. 1. 2015,<text:s/>a se zajištěním podle<text:s/>§ 26 odst. 1 písm. f) zákona<text:s/>o Policii České republiky.<text:s/>Stěžovatel zpochybnil samotné splnění podmínek<text:s/>pro vykázání podle<text:s/>§ 44 odst. 1 zákona<text:s/>o Policii České republiky. Dále<text:s/>namítal, že orgán policie rozhodl<text:s/>o vykázání<text:s/>v jeho nepřítomnosti<text:s/>a že<text:s/>po skončení vykázání nedostal zpět klíče, které odevzdal.<text:s/>Zpochybňuje rozsah odůvodnění<text:s/>v úředním záznamu<text:s/>o vykázání<text:s/>a v rozhodnutí<text:s/>o námitkách proti vykázání.<text:s/>K využití institutu zajištění<text:s/>v policejní cele<text:s/>stěžovatel<text:s/>uvedl, že mu byla bezdůvodně přiložena služební pouta, nebyl řádně poučen<text:s/>o svých právech<text:s/>a se samotnými důvody zajištění<text:s/>a vykázání<text:s/>a dále že mu nebylo umožněno vyzvednout si potřebné léky<text:s/>v bytě jeho matky ihned poté, co<text:s/>o ně požádal. Stěžovatel rovněž<text:s/>nesouhlasí se způsobem vyřízení<text:s/>své<text:s/>stížnosti proti postupu Policie České republiky<text:s/>ředitelem Krajského ředitelství policie Karlovarského kraje (dále „KŘP KK“).</text:p>
      <text:h text:style-name="Nadpis2" text:outline-level="2"><text:bookmark-start text:name="_Toc360544581"/>Předmět šetření<text:bookmark-start text:name="_Toc360544582"/><text:bookmark-end text:name="_Toc360544581"/><text:bookmark-end text:name="_Toc360544582"/></text:h>
      <text:p text:style-name="Základnítextodsazený">Šetření jsem zaměřila<text:s/>na posouzení splnění podmínek<text:s/>pro uplatnění vykázání (včetně souvisejících procesních postupů)<text:s/>jak<text:s/>z hlediska zákona<text:s/>o Policii České republiky, tak interních normativních aktů upravujících problematiku vykázání<text:s/>a domácího násilí. Dále jsem se zabývala otázkou, zda byly splněny zákonné požadavky<text:s/>při zajištění stěžovatele<text:bookmark-start text:name="_Toc360544583"/>.</text:p>
      <text:h text:style-name="Nadpis2" text:outline-level="2">Skutková zjištění<text:bookmark-end text:name="_Toc360544583"/></text:h>
      <text:h text:style-name="Nadpis3" text:outline-level="3">Vyjádření vedoucího OOP Sokolov-město</text:h>
      <text:p text:style-name="Základnítextodsazený">Vedoucí OOP Sokolov-město npor. Bc. Tomáš Strnad<text:s/>ve svém vyjádření<text:span text:style-name="Značkapozn.podčarou"><text:note text:note-class="footnote" text:id="_ftn1"><text:note-citation>2</text:note-citation><text:note-body><text:p text:style-name="Textpozn.podčarou"><text:s/><text:span text:style-name="T5">d</text:span>opis ze dne 7. 4. 2015, č.<text:span text:style-name="T6"> </text:span>j. KRPK-31153-2/ČJ-2015-190918</text:p></text:note-body></text:note></text:span><text:s/>uvedl,<text:s/>že matka stěžovatele paní B. T.<text:s/>oznámila dne 18. 1. 2015<text:s/>na tísňové lince skutečnost, že již nemůže vydržet útlak<text:s/>ze strany svého syna. Následně podala téhož dne<text:s/>na policejní služebně vysvětlení,<text:s/>v němž uvedla, že<text:s/>od listopadu roku 2014, kdy se stěžovatel vrátil<text:s/>k ní domů<text:s/>z Brna, kde studoval<text:s/>a nemohl sehnat práci, čelí jeho opakovaným slovním útokům<text:s/>a výbuchům vzteku projevujícím se mj. kopáním<text:s/>do nábytku, které mají podle jejího názoru původ<text:s/>v psychické poruše,<text:s/>s níž<text:s/><text:soft-page-break/>se její syn ambulantně léčí. Matka stěžovatele má strach, že by jí mohl něco udělat,<text:s/>a v noci se před ním zamyká.<text:s/>V důsledku slovních útoků je silně rozrušená.</text:p>
      <text:p text:style-name="Základnítextodsazený">Ve skutečnostech<text:s/>vyplývajících<text:s/>z podaného vysvětlení<text:s/>policista OOP Sokolov-město shledal zákonné podmínky podle<text:s/>§ 44 odst. 1 zákona<text:s/>o Policii České republiky<text:s/>a rozhodl<text:s/>o vykázání stěžovatele<text:s/>ze společného obydlí<text:s/>v jeho nepřítomnosti. Téhož dne si stěžovatel převzal potvrzení<text:s/>o vykázání. Stěžovatel podal dne 21. 1. 2015 námitku proti provedenému vykázání, kterou<text:s/>zástupce vedoucího OOP Sokolov-město bezodkladně postoupil<text:s/>nadřízenému orgánu, tj. vedoucímu Územního odboru Sokolov. Ten dne 22. 1. 2015 konstatoval, že<text:s/>pro vykázání stěžovatele byly splněny všechny zákonné podmínky<text:s/>a vykázání je<text:s/>i nadále platné.<text:s/><text:bookmark-start text:name="_Toc360544584"/><text:bookmark-start text:name="_Toc360544586"/><text:bookmark-end text:name="_Toc360544584"/>Oznámení přestupku stěžovatele postoupilo OOP Sokolov-město Městskému úřadu Sokolov dne 17. 2. 2015.</text:p>
      <text:h text:style-name="Nadpis3" text:outline-level="3">Vyjádření ředitele KŘP KK</text:h>
      <text:p text:style-name="Základnítextodsazený">K<text:s/>šetřené věci se ředitel KŘP KK plk. Mgr. Oldřich Tomášek vyjádřil obdobně jako vedoucí OOP Sokolov-město. Navíc uvedl, že<text:s/>zpracovatel stížnosti<text:s/>na odboru vnitřní kontroly KŘP KK se komplexně zaobíral všemi okolnostmi stížnosti<text:s/>na chování<text:s/>a postup policistů<text:s/>v souvislosti<text:s/>s vykázáním<text:s/>a s posouzením námitek proti němu.</text:p>
      <text:h text:style-name="Nadpis3" text:outline-level="3">Spisová dokumentace</text:h>
      <text:p text:style-name="Základnítextodsazený">Z<text:s/>předložené spisové dokumentace vyplývá, že matka stěžovatele oznámila<text:s/>dne 18. 1. 2015<text:s/>v 11:55 hod.<text:s/>na tísňové lince incident, kdy ji měl stěžovatel vulgárně urážet kvůli tomu, že si nechtěl vzít bundu, kterou<text:s/>mu dala, když chtěl jít<text:s/>na šachový turnaj. Bundu hodil<text:s/>do kouta<text:s/>a poškodil tím kytku<text:s/>v květináči. Poté, co zavolala policii,<text:s/>odešel pryč. Incident<text:s/>na místě prověřovala hlídka policie, neúspěšně se pokusila zjistit bližší informace<text:s/>u sousedů<text:s/>a vypátrat, kde se stěžovatel nachází.</text:p>
      <text:p text:style-name="Základnítextodsazený">Následně<text:s/>od 13:03 hod.<text:s/>do 13:59 hod. podala<text:s/>matka stěžovatele<text:s/>vysvětlení<text:s/>na policejní služebně.<text:s/>Na základě skutečností<text:s/>v něm uvedených (viz bod<text:s/>B.1)<text:s/>rozhodl téhož dne<text:s/>ve 14:30 hod. policista<text:s/>OOP Sokolov-město<text:s/>o vykázání stěžovatele<text:s/>ze společného obydlí<text:s/>na adrese….<text:s/>Krátce poté přišel<text:s/>na policejní služebnu otec stěžovatele, který sdělil, že jeho syn ten den nechce přijít podat vysvětlení, protože se<text:s/>na to necítí. Čeká prý nedaleko služebny. Když se<text:s/>za ním policisté vydali<text:s/>a vyzvali jej, aby je následoval<text:s/>na policejní služebnu, odmítl.<text:s/>Stejně tak nechtěl vydat klíče<text:s/>od bytu. Protože podle názoru zpracovatele věci hrozilo, že by stěžovatel mohl mařit objasnění incidentu<text:s/>a pokračovat<text:s/>v protiprávním jednání,<text:s/>pro které byl vykázán<text:s/>z bytu,<text:s/>a protože bylo třeba<text:s/>provést úkony související<text:s/>s vykázáním (předání potvrzení<text:s/>a úředního záznamu<text:s/>o vykázání<text:s/>a poučení násilné osoby), přistoupil<text:s/>policista<text:s/>k zajištění stěžovatele podle<text:s/>§ 26 odst. 1 písm. f) zákona<text:s/>o Policii České republiky.<text:span text:style-name="Značkapozn.podčarou"><text:note text:note-class="footnote" text:id="_ftn2"><text:note-citation>3</text:note-citation><text:note-body><text:p text:style-name="Textpozn.podčarou"><text:s/><text:span text:style-name="Zvýraznění">„(</text:span><text:span text:style-name="Zvýraznění">1) Policista je oprávněn zajistit osobu, která<text:s/></text:span></text:p><text:p text:style-name="Textpozn.podčarou"><text:span text:style-name="Zvýraznění">f) byla přistižena</text:span><text:span text:style-name="Zvýraznění"><text:s/>při </text:span><text:span text:style-name="Zvýraznění">jednání, které má znaky správního deliktu, je-li důvodná obava, že bude</text:span><text:span text:style-name="Zvýraznění"><text:s/>v </text:span><text:span text:style-name="Zvýraznění">protiprávním jednání pokračovat anebo mařit řádné objasnění věci</text:span><text:span text:style-name="T7">“</text:span></text:p></text:note-body></text:note></text:span><text:s/>Po provedení osobní prohlídky,<text:s/>při níž byly stěžovateli<text:s/><text:soft-page-break/>odebrány klíče<text:s/>od bytu, byl stěžovatel umístěn<text:s/>do policejní cely.<text:span text:style-name="Značkapozn.podčarou"><text:note text:note-class="footnote" text:id="_ftn3"><text:note-citation>4</text:note-citation><text:note-body><text:p text:style-name="Textpozn.podčarou"><text:s/>Podle úředního záznamu o zajištění osoby ze dne 18. 1. 2015, č.<text:span text:style-name="T8"> </text:span>j. KRPK-5088-5/PŘ-2015-190918<text:span text:style-name="T9">,</text:span><text:s/>se tak stalo v 15<text:span text:style-name="T10">:</text:span>27 hod.</text:p></text:note-body></text:note></text:span><text:s/>Podle vyjádření<text:s/>policisty realizujícího vykázání<text:s/>nebyl stěžovatel omezen<text:s/>ve volném pohybu připoutáním podle<text:s/>§ 25 odst. 1 zákona<text:s/>o Policii České republiky.</text:p>
      <text:p text:style-name="Základnítextodsazený">Policista<text:s/>následně odjel kolem 15:40 hod.<text:s/>do ulice S.<text:s/>k prověření oznámení týkajícího<text:s/>se trestné<text:s/>činnosti.<text:s/>Po návratu kolem 16:00 hod. policisté posadili stěžovatele<text:s/>na chodbu vedle dozorčí služby<text:s/>a do policejní cely umístili<text:s/>zadrženou osobu. Poté<text:s/>policista<text:s/>odvedl stěžovatele<text:s/>do kanceláře, kde<text:s/>mu vysvětloval důvody vykázání.<text:s/>Na základě žádosti stěžovatele<text:s/>převezla policistka<text:s/>z OOP Sokolov-město stěžovatele spolu<text:s/>s jeho rodiči<text:s/>do bytu, kde si vzal osobní věci<text:s/>a léky. Poté se vrátili<text:s/>na policejní služebnu.<text:s/>Policista<text:s/>předal tiskopisy související<text:s/>s vykázáním matce stěžovatele<text:s/>a následně prováděl úkony se stěžovatelem. Ten se odmítl<text:s/>k věci vyjádřit<text:s/>a podepsat úřední záznam<text:s/>o zajištění osoby.<text:s/>V 18:00 hod.<text:s/>policista<text:s/>ukončil zajištění<text:s/>a stěžovatele propustil.</text:p>
      <text:p text:style-name="Základnítextodsazený">Stěžovatel podal proti vykázání námitky prostřednictvím datové schránky dne 22. 1. 2015<text:s/>ve 3:33 hod. Vedoucí<text:s/>Územního odboru Sokolov námitky stěžovatele zamítl<text:s/>s poukazem<text:s/>na skutečnost, že je podal opožděně.<text:span text:style-name="Značkapozn.podčarou"><text:note text:note-class="footnote" text:id="_ftn4"><text:note-citation>5</text:note-citation><text:note-body><text:p text:style-name="Textpozn.podčarou"><text:s/><text:span text:style-name="T11">rozhodnutí o námitce proti vykázání ze dne 22. 1. 2015, č. j. KRPK-6604/ČJ-2015-1909ÚO</text:span></text:p></text:note-body></text:note></text:span><text:s/>Konstatoval však, že postup policejního orgánu<text:s/>při vykázání splňoval všechny zákonné podmínky<text:s/>a původní rozhodnutí<text:s/>o vykázání je<text:s/>i nadále platné.<text:s/>Obsah námitek posoudil<text:s/>vedoucí Územního odboru Sokolov<text:s/>zčásti jako stížnost<text:s/>na postup policistů<text:s/>při provádění úkonů předcházejících vykázání<text:s/>a podání postoupil<text:s/>na odbor vnitřní kontroly KŘP KK.</text:p>
      <text:p text:style-name="Základnítextodsazený">Vrchní komisař odboru vnitřní kontroly si<text:s/>v rámci prošetření stížnosti vyžádal vyjádření policistů zařazených<text:s/>na OOP Sokolov-město, kteří byli přítomni dne 18. 1. 2015<text:s/>při provádění úkonů<text:s/>v souvislosti<text:s/>s vykázáním stěžovatele. Dále vyslechl rodiče stěžovatele<text:s/>a vycházel též<text:s/>z formulářů<text:s/>k vykázání.<text:s/>Na základě zjištěných skutečností shledal ředitel KŘP KK stížnost nedůvodnou.<text:span text:style-name="Značkapozn.podčarou"><text:note text:note-class="footnote" text:id="_ftn5"><text:note-citation>6</text:note-citation><text:note-body><text:p text:style-name="Textpozn.podčarou"><text:s/><text:span text:style-name="T12">vyrozumění k podání ze dnů 21. 1. 2015 a 14. 2. 2015 ze dne 17. 2. 2015, č. j. KRPK-6802-14/ČJ-2015-190066-S</text:span></text:p></text:note-body></text:note></text:span></text:p>
      <text:h text:style-name="Nadpis2" text:outline-level="2">Hodnocení věci ochránkyní<text:bookmark-end text:name="_Toc360544586"/></text:h>
      <text:p text:style-name="Základnítextodsazený">Zákon<text:s/>o veřejném ochránci práv mi ukládá povinnost působit<text:s/>k ochraně osob<text:s/>před jednáním úřadů<text:s/>a dalších institucí uvedených<text:s/>v tomto zákoně, pokud je<text:s/>v rozporu<text:s/>s právem, neodpovídá principům demokratického právního státu<text:s/>a dobré správy, jakož<text:s/>i před jejich nečinností,<text:s/>a tím přispívat<text:s/>k ochraně práv<text:s/>a svobod.</text:p>
      <text:p text:style-name="Základnítextodsazený">V této části zprávy<text:s/>o šetření proto zhodnotím postup OOP Sokolov-město<text:s/>při realizaci vykázání, ÚO Sokolov<text:s/>při posuzování námitky proti vykázání<text:s/>a KŘP KK<text:s/>při vyřizování stížností stěžovatele<text:s/>z hlediska dodržení právních předpisů (zejm. zákona<text:s/>o Policii České republiky<text:s/>a interních normativních aktů<text:s/>a doporučení)<text:s/>a soudní judikatury vztahující se<text:s/>k této problematice.<text:s/>Dále se zaměřím<text:s/>na posouzení postupu OOP Sokolov-město<text:s/>při zajištění stěžovatele.</text:p>
      <text:soft-page-break/>
      <text:h text:style-name="Nadpis3" text:outline-level="3">Realizace vykázání</text:h>
      <text:p text:style-name="Základnítextodsazený">Nejprve shrnu relevantní právní úpravu.</text:p>
      <text:p text:style-name="zákon-nadpis">Ustanovení<text:s/>§ 44 zákona<text:s/>o Policii České republiky:</text:p>
      <text:p text:style-name="zákoncitace">(1) Lze-li<text:s/>na základě zjištěných skutečností, zejména<text:s/>s ohledem<text:s/>na předcházející útoky, důvodně předpokládat, že se osoba dopustí nebezpečného útoku proti životu, zdraví anebo svobodě nebo zvlášť závažného útoku proti lidské důstojnosti, je policista oprávněn vykázat tuto osobu<text:s/>z bytu nebo domu společně obývaného<text:s/>s útokem ohroženou osobou (dále jen „společné obydlí“), jakož<text:s/>i z bezprostředního okolí společného obydlí. Policista je oprávněn tuto osobu vykázat<text:s/>i v její nepřítomnosti.</text:p>
      <text:p text:style-name="zákoncitace">(2) Vykázání trvá<text:s/>po dobu 10 dnů<text:s/>ode dne jeho provedení. Tuto dobu nelze zkrátit ani se souhlasem ohrožené osoby. Podáním návrhu<text:s/>na vydání předběžného opatření podle zákona<text:s/>o zvláštních řízeních soudních<text:s/>v průběhu vykázání se doba vykázání prodlužuje<text:s/>do dne nabytí právní moci rozhodnutí soudu<text:s/>o tomto návrhu.</text:p>
      <text:p text:style-name="zákoncitace">(3) Vykázání oznámí policista ústně vykázané<text:s/>i ohrožené osobě<text:s/>a vyhotoví potvrzení<text:s/>o vykázání, které jim předá proti podpisu. Součástí potvrzení<text:s/>o vykázání je vymezení prostoru,<text:s/>na který se vykázání vztahuje, uvedení totožnosti ohrožené<text:s/>a vykázané osoby, poučení<text:s/>o právech<text:s/>a povinnostech vykázané osoby<text:s/>a adresa útvaru policie,<text:s/>u kterého si může vyzvednout kopii úředního záznamu<text:s/>o vykázání. Odmítne-li ohrožená nebo vykázaná osoba potvrzení<text:s/>o vykázání převzít nebo odmítne-li písemně potvrdit jeho převzetí, policista tuto skutečnost uvede<text:s/>v úředním záznamu.</text:p>
      <text:p text:style-name="zákoncitace">(4) Není-li vykázaná osoba vykázání přítomna, poučení<text:s/>o jejích právech<text:s/>a povinnostech<text:s/>v souvislosti<text:s/>s vykázáním jí policista poskytne<text:s/>při prvním kontaktu. Je-li to možné, policista této osobě předá potvrzení<text:s/>o vykázání,<text:s/>v opačném případě ji poučí<text:s/>o možnosti převzít potvrzení<text:s/>o vykázání<text:s/>a kopii úředního záznamu<text:s/>o vykázání<text:s/>u příslušného útvaru policie; součástí poučení je<text:s/>i údaj<text:s/>o adrese tohoto útvaru.</text:p>
      <text:p text:style-name="zákoncitace">(5) Nesouhlasí-li vykázaná osoba<text:s/>s vykázáním, může proti němu<text:s/>na místě podat námitky, které policista uvede<text:s/>v potvrzení<text:s/>o vykázání. Policista námitky předá bez zbytečného odkladu krajskému ředitelství příslušnému podle místa vykázání (dále jen „příslušné krajské ředitelství“). Vykázaná osoba může dále<text:s/>do 3 dnů<text:s/>ode dne převzetí potvrzení<text:s/>o vykázání podat příslušnému krajskému ředitelství námitky písemně. Lhůta<text:s/>pro podání námitek počíná běžet dnem následujícím<text:s/>po dni, kdy došlo<text:s/>k převzetí potvrzení<text:s/>o vykázání,<text:s/>a je považována<text:s/>za dodrženou, jsou-li námitky nejpozději<text:s/>v její poslední den předány<text:s/>k poštovní přepravě nebo podány<text:s/>u příslušného krajského ředitelství.<text:s/>O tomto právu policista vykázanou osobu poučí před předáním potvrzení<text:s/>o vykázání.</text:p>
      <text:p text:style-name="zákoncitace">(6) Shledá-li příslušné krajské ředitelství, že podmínky<text:s/>pro vykázání nebyly splněny, vykázání ukončí<text:s/>a o této skutečnosti vyrozumí ohroženou<text:s/>a vykázanou osobu bez zbytečného odkladu.</text:p>
      <text:p text:style-name="zákon-nadpis">Ustanovení<text:s/>§ 45 zákona<text:s/>o Policii České republiky:</text:p>
      <text:p text:style-name="zákoncitace">(1) Vykázaná osoba je povinna</text:p>
      <text:p text:style-name="zákoncitace">a) opustit neprodleně prostor vymezený policistou<text:s/>v potvrzení<text:s/>o vykázání,</text:p>
      <text:p text:style-name="P13">b) zdržet se vstupu<text:s/>do prostoru podle písmene a),</text:p>
      <text:p text:style-name="P14">c) zdržet se styku nebo navazování kontaktu<text:s/>s ohroženou osobou,</text:p>
      <text:p text:style-name="P15">d) vydat policistovi<text:s/>na jeho výzvu všechny klíče<text:s/>od společného obydlí, které drží.</text:p>
      <text:p text:style-name="P16">Policista vykázanou osobu poučí<text:s/>o následcích neuposlechnutí výzvy podle písmene d).</text:p>
      <text:p text:style-name="P17">(2) Vykázaná osoba má právo</text:p>
      <text:p text:style-name="zákoncitace"><text:span text:style-name="T18">a) vzít si</text:span><text:span text:style-name="T19"><text:s/>ze </text:span><text:span text:style-name="T20">společného obydlí věci sloužící její osobní potřebě, osobní cennosti</text:span><text:span text:style-name="T21"><text:s/>a </text:span><text:span text:style-name="T22">osobní doklady před splněním povinnosti podle<text:s/></text:span><text:a xlink:href="aspi://module='ASPI'&amp;link='273/2008%20Sb.%252345'&amp;ucin-k-dni='%203.%207.2015'" office:target-frame-name="_top" xlink:show="replace"><text:span text:style-name="T23">odstavce 1 písm. a)</text:span></text:a><text:span text:style-name="T24">,</text:span></text:p>
      <text:p text:style-name="P25">b) vzít si<text:s/>v průběhu vykázání<text:s/>ze společného obydlí věci podle písmene a)<text:s/>a věci nezbytné<text:s/>pro její podnikání nebo<text:s/>pro výkon povolání; právo lze uplatnit jedenkrát<text:s/>a pouze<text:s/>v přítomnosti policisty, policista<text:s/>o výkonu tohoto práva ohroženou osobu předem informuje,</text:p>
      <text:p text:style-name="P26">c) ověřovat provedení vykázání zejména<text:s/>na čísle tísňového volání 158,</text:p>
      <text:soft-page-break/>
      <text:p text:style-name="P27">d) vyzvednout si kopii úředního záznamu<text:s/>o vykázání<text:s/>u příslušného útvaru policie.</text:p>
      <text:p text:style-name="P28">(3) Policista poskytne vykázané osobě bez zbytečného odkladu informace<text:s/>o možnostech jejího dalšího ubytování<text:s/>a v souvislosti<text:s/>s tím nezbytnou součinnost.<text:s/>Od této osoby dále vyžádá adresu<text:s/>pro doručování.</text:p>
      <text:p text:style-name="zákon-nadpis">Ustanovení<text:s/>§ 46 zákona<text:s/>o Policii České republiky:</text:p>
      <text:p text:style-name="zákoncitace">Policista poučí ohroženou osobu o</text:p>
      <text:p text:style-name="zákoncitace">a) možnosti podání návrhu<text:s/>na vydání předběžného opatření podle zákona<text:s/>o zvláštních řízeních soudních,</text:p>
      <text:p text:style-name="zákoncitace">b) možnosti využití psychologických, sociálních nebo jiných služeb<text:s/>v oblasti pomoci obětem násilí a</text:p>
      <text:p text:style-name="zákoncitace">c) následcích vyplývajících<text:s/>z uvedení vědomě nepravdivých údajů,<text:s/>k nimž policista<text:s/>při vykázání přihlíží.</text:p>
      <text:p text:style-name="zákon-nadpis">Ustanovení<text:s/>§ 47 zákona<text:s/>o Policii České republiky:</text:p>
      <text:p text:style-name="zákoncitace">(1) Územní rozsah prostoru,<text:s/>na který se vykázání vztahuje, určí policista podle míry požadavku účinné preventivní ochrany osoby ohrožené útokem. Je-li<text:s/>v důsledku vykázání ohrožen provoz objektu nebo znemožněn výkon zaměstnání vykázané osoby, policista<text:s/>o této skutečnosti bezodkladně vyrozumí provozovatele objektu nebo zaměstnavatele vykázané osoby<text:s/>za účelem přijetí potřebných opatření.</text:p>
      <text:p text:style-name="zákoncitace">(2)<text:s/>Při provádění úkonů souvisejících<text:s/>s vykázáním policista zajistí přítomnost nezúčastněné osoby; to neplatí, hrozí-li nebezpečí<text:s/>z prodlení.</text:p>
      <text:p text:style-name="zákoncitace">(3)<text:s/>Do 24 hodin<text:s/>od vstupu policisty<text:s/>do společného obydlí zašle policista kopii úředního záznamu<text:s/>o vykázání příslušnému intervenčnímu centru<text:s/>a soudu, který je příslušný<text:s/>k rozhodnutí<text:s/>o návrhu<text:s/>na vydání předběžného opatření podle zákona<text:s/>o zvláštních řízeních soudních. Pokud<text:s/>ve společném obydlí žije nezletilá osoba, zašle kopii úředního záznamu<text:s/>o vykázání<text:s/>v této lhůtě<text:s/>i příslušnému orgánu sociálně-právní ochrany dětí.</text:p>
      <text:p text:style-name="zákoncitace">(4) Policista<text:s/>ve lhůtě 3 dnů<text:s/>od vykázání provede kontrolu, zda vykázaná osoba dodržuje povinnosti vyplývající<text:s/>z vykázání.</text:p>
      <text:p text:style-name="zákoncitace">(5)<text:s/>O provedených úkonech<text:s/>a opatřeních sepíše policista úřední záznam.</text:p>
      <text:p text:style-name="Základnítextodsazený">Policista rozhodující<text:s/>o realizaci vykázání by měl rovněž vycházet<text:s/>z interních normativních aktů<text:s/>a doporučení<text:s/>k problematice vykázání<text:s/>a domácího násilí. Konkrétně se jedná<text:s/>o závazný pokyn policejního prezidenta<text:s/>č. 166/2009,<text:s/>o provádění vykázání,<text:s/>metodickou příručku<text:s/>ze dne 4. 11. 2010<text:s/>č. 1/2010 ředitele ředitelství služby pořádkové policie Policejního prezidia České republiky<text:s/>k realizaci závazného pokynu policejního prezidenta<text:s/>č. 166/2009<text:s/>o provádění vykázání<text:s/>(dále „metodická příručka<text:s/>č. 1/2010“)<text:s/>a stanovisko odboru bezpečnostní politiky Ministerstva vnitra<text:s/>a ředitelství služby pořádkové policie Policejního prezidia<text:s/>České republiky<text:s/>k některým otázkám týkajícím se problematiky domácího násilí.<text:s/>Vedle toho by měl vycházet<text:s/>z relevantní soudní judikatury.</text:p>
      <text:h text:style-name="Nadpis4" text:outline-level="4"><text:span text:style-name="T29">Prokázání skutkového stavu</text:span></text:h>
      <text:p text:style-name="Základnítextodsazený">Z<text:s/>citovaného ustanovení<text:s/>§ 44 odst.<text:s/>1 zákona<text:s/>o Policii České republiky podle mého názoru vyplývá, že by policista měl vždy před samotným vykázáním nejprve pečlivě zkoumat skutečnosti, které odůvodňují uplatnění tohoto opatření.<text:s/><text:span text:style-name="Silné">Protože jde</text:span><text:span text:style-name="Silné"><text:s/>o </text:span><text:span text:style-name="Silné">nezpochybnitelný zásah</text:span><text:span text:style-name="Silné"><text:s/>do </text:span><text:span text:style-name="Silné">svobody pobytu</text:span><text:span text:style-name="Značkapozn.podčarou"><text:note text:note-class="footnote" text:id="_ftn6"><text:note-citation>7</text:note-citation><text:note-body><text:p text:style-name="P30"><text:span text:style-name="Textpozn.podčarouChar"><text:s/></text:span><text:span text:style-name="Textpozn.podčarouChar">V</text:span><text:span text:style-name="Textpozn.podčarouChar">iz čl.<text:s/></text:span><text:span text:style-name="Textpozn.podčarouChar">14 odst. 1, 3 Listiny základních práv a svobod:</text:span></text:p><text:p text:style-name="Textpozn.podčarou"><text:span text:style-name="T31">„</text:span><text:span text:style-name="Zvýraznění">(1) Svoboda pohybu</text:span><text:span text:style-name="Zvýraznění"><text:s/>a </text:span><text:span text:style-name="Zvýraznění">pobytu je zaručena.</text:span></text:p><text:p text:style-name="Textpozn.podčarou"><text:span text:style-name="Zvýraznění">(3) Tyto svobody mohou být omezeny zákonem, jestliže je to nevyhnutelné</text:span><text:span text:style-name="Zvýraznění"><text:s/>pro </text:span><text:span text:style-name="Zvýraznění">bezpečnost státu, udržení veřejného pořádku, ochranu zdraví nebo ochranu práv</text:span><text:span text:style-name="Zvýraznění"><text:s/>a </text:span><text:span text:style-name="Zvýraznění">svobod druhých</text:span><text:span text:style-name="Zvýraznění"><text:s/>a na </text:span><text:span text:style-name="Zvýraznění">vymezených územích též</text:span><text:span text:style-name="Zvýraznění"><text:s/>z </text:span><text:span text:style-name="Zvýraznění">důvodu ochrany přírody.</text:span><text:span text:style-name="T32">“</text:span></text:p></text:note-body></text:note></text:span><text:span text:style-name="Silné">,</text:span><text:span text:style-name="Silné"><text:s/>neměl by tento<text:s/></text:span><text:soft-page-break/><text:span text:style-name="Silné">postup být ryze</text:span><text:span text:style-name="Silné"><text:s/></text:span><text:span text:style-name="Silné">formální, ale policista by měl být důvodně přesvědčen</text:span><text:span text:style-name="Silné"><text:s/>o </text:span><text:span text:style-name="Silné">tom, že vykazovaná osoba se</text:span><text:span text:style-name="Silné"><text:s/>na </text:span><text:span text:style-name="Silné">osobě ohrožené může dopustit protiprávního jednání specifikovaného</text:span><text:span text:style-name="Silné"><text:s/>v § </text:span><text:span text:style-name="Silné">44 odst.</text:span><text:span text:style-name="Silné"><text:s/></text:span><text:span text:style-name="Silné">1 zákona</text:span><text:span text:style-name="Silné"><text:s/>o </text:span><text:span text:style-name="Silné">Policii České republiky</text:span><text:span text:style-name="Silné">.</text:span><text:s/>Policisté zpravidla realizují vykázání přímo<text:s/>v místě společného obydlí<text:s/>na základě přivolání ohrožené osoby. Tomu ostatně nasvědčuje<text:s/>i podmínka<text:s/>stanovená<text:s/>v § 47 odst.<text:s/>2 zákona<text:s/>o Policii České republiky, tj. přítomnost nezúčastněné osoby<text:s/>při provádění úkonů souvisejících<text:s/>s vykázáním,<text:s/>a dále počítání lhůty 24 hodin<text:s/>od vstupu<text:s/>do společného obydlí<text:s/>pro zaslání kopie úředního záznamu<text:s/>o vykázání příslušnému intervenčnímu centru<text:s/>a soudu, který je příslušný<text:s/>k rozhodnutí<text:s/>o návrhu<text:s/>na vydání předběžného opatření podle zákona<text:s/>o zvláštních řízeních soudních.</text:p>
      <text:p text:style-name="Základnítextodsazený">Ač se<text:s/>z textu zákona jeví být podmínka šetření<text:s/>v místě společného obydlí jako nezbytná, lze<text:s/>ve výjimečných situacích připustit, že vykázání je možno realizovat<text:s/>i bez tohoto šetření.<text:s/>K tomu ostatně dospěl<text:s/>i Nejvyšší správní soud, který<text:s/>k této podmínce konstatoval, že:<text:s/><text:span text:style-name="Zvýraznění">„</text:span><text:span text:style-name="Zvýraznění">P</text:span><text:span text:style-name="Zvýraznění">řítomnost policie</text:span><text:span text:style-name="Zvýraznění"><text:s/>na </text:span><text:span text:style-name="Zvýraznění">místě,</text:span><text:span text:style-name="Zvýraznění"><text:s/>ze </text:span><text:span text:style-name="Zvýraznění">kterého má být osoba dle</text:span><text:span text:style-name="Zvýraznění"><text:s/>§ </text:span><text:span text:style-name="Zvýraznění">44 odst.</text:span><text:span text:style-name="Zvýraznění"> </text:span><text:span text:style-name="Zvýraznění">1 zákona</text:span><text:span text:style-name="Zvýraznění"><text:s/>č. </text:span><text:span text:style-name="Zvýraznění">273/2008 Sb.,</text:span><text:span text:style-name="Zvýraznění"><text:s/>o </text:span><text:span text:style-name="Zvýraznění">Policii České republiky, vykázána, není bezvýjimečnou podmínkou zákonnosti faktického úkonu vykázání. Pokud je vzhledem</text:span><text:span text:style-name="Zvýraznění"><text:s/>k </text:span><text:span text:style-name="Zvýraznění">okolnostem případu zřejmé, že by fyzická přítomnost policie</text:span><text:span text:style-name="Zvýraznění"><text:s/>na </text:span><text:span text:style-name="Zvýraznění">místě,</text:span><text:span text:style-name="Zvýraznění"><text:s/>ze </text:span><text:span text:style-name="Zvýraznění">kterého má být osoba vykázána, nepřinesla</text:span><text:span text:style-name="Zvýraznění"><text:s/>z </text:span><text:span text:style-name="Zvýraznění">hlediska výše citovaného ustanovení žádné relevantní informace (například proto, že se zde vykazovaná ani ohrožená osoba aktuálně nezdržují, nebo proto, že ohrožená osoba netvrdí takové skutečnosti, jež by bylo potřeba fyzickým ohledáním místa ověřovat)</text:span><text:span text:style-name="Zvýraznění">,</text:span><text:span text:style-name="Zvýraznění"><text:s/>a </text:span><text:span text:style-name="Zvýraznění">zároveň má</text:span><text:span text:style-name="Zvýraznění"><text:s/>z </text:span><text:span text:style-name="Zvýraznění">jiných zdrojů</text:span><text:span text:style-name="Zvýraznění"><text:s/>k </text:span><text:span text:style-name="Zvýraznění">dispozici dostatečná skutková zjištění, není její fyzická přítomnost</text:span><text:span text:style-name="Zvýraznění"><text:s/>na </text:span><text:span text:style-name="Zvýraznění">místě nezbytná ani</text:span><text:span text:style-name="Zvýraznění"><text:s/>z </text:span><text:span text:style-name="Zvýraznění">důvodu zjišťování skutkového stavu. Takový postup však musí být spíše výjimečný.“</text:span><text:span text:style-name="Značkapozn.podčarou"><text:note text:note-class="footnote" text:id="_ftn7"><text:note-citation>8</text:note-citation><text:note-body><text:p text:style-name="Textpozn.podčarou"><text:s/><text:span text:style-name="T33">rozsudek Nejvyššího správního soudu ze dne 5. 12. 2013, č. j. 9 Aps 11/2013-39;<text:s/></text:span><text:a xlink:href="http://www.nssoud.cz" office:target-frame-name="_top" xlink:show="replace"><text:span text:style-name="T34">www.nssoud.cz</text:span></text:a></text:p></text:note-body></text:note></text:span><text:s/>Z tohoto závěru je patrné, že provedení vykázání bez šetření<text:s/>na místě je možné pouze výjimečně,<text:s/>a to<text:s/>v situacích, kdy by toto šetření nepřineslo potřebné informace<text:s/>a orgán policie má<text:s/>z jiných zdrojů dostatečně ověřeno, že jsou<text:s/>v daném případě dány důvody<text:s/>pro realizaci vykázání.<text:s/>I v situacích, kdy je incident ohlášen<text:s/>na služebně, nicméně stanovisko<text:s/>Ministerstva vnitra<text:s/>v bodu 2. doporučuje před vykázáním navštívit společné obydlí<text:s/>za účelem objektivního zhodnocení situace, prověření informací získaných<text:s/>od ohrožené osoby nebo třetích osob, anebo<text:s/>za účelem přesného vymezení prostoru,<text:s/>na který se vykázání vztahuje. Podle čl. 5 odst.<text:s/>1 metodické příručky<text:s/>č. 1/2010 by policista měl<text:s/>při provádění úkonů souvisejících<text:s/>s vykázáním zajistit přítomnost nezúčastněné osoby.</text:p>
      <text:p text:style-name="Základnítextodsazený">V<text:s/>šetřeném případě sice<text:s/>na místo samé přijela hlídka Policie České republiky, nicméně<text:s/>s ohledem<text:s/>na charakter údajných útoků stěžovatele, které byly spíše psychického rázu,<text:s/>šetření<text:s/>na místě<text:s/>nemohlo mít podle mého názoru<text:s/>na zjištění skutkového stavu odůvodňujícího případné vykázání podstatný vliv.<text:s/>Policisté podle vyjádření<text:s/>policisty realizujícího vykázání<text:s/>ke stížnosti<text:span text:style-name="Značkapozn.podčarou"><text:note text:note-class="footnote" text:id="_ftn8"><text:note-citation>9</text:note-citation><text:note-body><text:p text:style-name="Textpozn.podčarou"><text:s/><text:span text:style-name="T35">úřední záznam ze dne 2. 2. 2015, č. j. KRPK-6802-3/ČJ-2015-190066-S</text:span></text:p></text:note-body></text:note></text:span><text:s/>provedli neúspěšné šetření<text:s/>u sousedů, kteří bydlí<text:s/>ve stejném patře.<text:s/>Při posuzování jednání stěžovatele<text:s/><text:soft-page-break/>z hlediska naplnění zákonných podmínek vykázání tedy<text:s/>policisté vycházeli pouze<text:s/>z tvrzení stěžovatelky, která učinila jednak<text:s/>při příjezdu hlídky policie<text:s/>do bytu,<text:s/>jednak<text:s/>posléze<text:s/>při podání vysvětlení<text:s/>na policejní služebně.<text:s/><text:span text:style-name="Silné">Domnívám se, že takový postup neodpovídá požadavku soudní judikatury</text:span><text:span text:style-name="Silné"><text:s/>na </text:span><text:span text:style-name="Silné">zjištění skutkového stavu</text:span><text:span text:style-name="Silné"><text:s/>na </text:span><text:span text:style-name="Silné">základě objektivních podkladů</text:span><text:span text:style-name="Silné">,</text:span><text:span text:style-name="Silné"><text:s/></text:span><text:span text:style-name="Silné">nikoliv pouze subjektivních tvrzení ohrožené osoby.</text:span><text:s/>Nejvyšší správní soud<text:s/>v této souvislosti konstatoval, že:<text:s/><text:span text:style-name="Zvýraznění">„</text:span><text:span text:style-name="Zvýraznění">P</text:span><text:span text:style-name="Zvýraznění">rovedení vykázání se tak nemůže zakládat kupříkladu pouze</text:span><text:span text:style-name="Zvýraznění"><text:s/>na </text:span><text:span text:style-name="Zvýraznění">subjektivních informacích</text:span><text:span text:style-name="Zvýraznění"><text:s/>a </text:span><text:span text:style-name="Zvýraznění">výpovědích ohrožené osoby, které nejsou podloženy objektivními skutečnostmi; nicméně takovými objektivními skutečnostmi, které mohou sloužit jako rozumný podklad</text:span><text:span text:style-name="Zvýraznění"><text:s/>pro </text:span><text:span text:style-name="Zvýraznění">vykázání, mohou být například</text:span><text:span text:style-name="Zvýraznění"><text:s/>i </text:span><text:span text:style-name="Zvýraznění">viditelná zranění ohrožené osoby, výpovědi sousedů atd.“</text:span><text:span text:style-name="T36"><text:note text:note-class="footnote" text:id="_ftn9"><text:note-citation>10</text:note-citation><text:note-body><text:p text:style-name="Textpozn.podčarou"><text:s/><text:span text:style-name="T37">r</text:span>ozsudek Nejvyššího správního soudu<text:s/>ze dne 2. 5. 2013, č.<text:span text:style-name="T38"> </text:span>j.<text:s/>6 As 62/2012<text:span text:style-name="T39">-</text:span>18;<text:span text:style-name="T40"><text:s/></text:span><text:a xlink:href="http://www.nssoud.cz" office:target-frame-name="_top" xlink:show="replace"><text:span text:style-name="T41">www.nssoud.cz</text:span></text:a></text:p></text:note-body></text:note></text:span><text:span text:style-name="Zvýraznění"><text:s/></text:span><text:span text:style-name="Silné">Protože</text:span><text:span text:style-name="Silné"><text:s/>v </text:span><text:span text:style-name="Silné">tomto případě nehrozilo bezprostřední ohrožení matky stěžovatele</text:span><text:span text:style-name="Silné">,</text:span><text:span text:style-name="T42"><text:note text:note-class="footnote" text:id="_ftn10"><text:note-citation>11</text:note-citation><text:note-body><text:p text:style-name="Textpozn.podčarou"><text:s/><text:span text:style-name="T43">Stěžovatel svou matku fyzicky nenapadal; jednalo se o nadávky, vulgární urážky a kopání do nábytku; navíc v době vykázání nebyl doma.</text:span></text:p></text:note-body></text:note></text:span><text:span text:style-name="Silné"><text:s/>přicházelo podle mého názoru</text:span><text:span text:style-name="Silné"><text:s/>v </text:span><text:span text:style-name="Silné">úvah</text:span><text:span text:style-name="Silné">u</text:span><text:span text:style-name="Silné"><text:s/>ověření jejího tvrzení<text:s/></text:span><text:span text:style-name="Silné">stran chování stěžovatele<text:s/></text:span><text:span text:style-name="Silné">např</text:span><text:span text:style-name="Silné">.</text:span><text:span text:style-name="Silné"><text:s/></text:span><text:span text:style-name="Silné">telefonátem jejímu bývalému manželovi nebo jejímu synovi,</text:span><text:span text:style-name="Silné"><text:s/>k </text:span><text:span text:style-name="Silné">němuž měla</text:span><text:span text:style-name="Silné"><text:s/>na </text:span><text:span text:style-name="Silné">vánoční svátky<text:s/></text:span><text:span text:style-name="Silné">přijet, aby se uklidnila.</text:span><text:span text:style-name="Silné"><text:s/></text:span><text:span text:style-name="Silné">Domnívám se, že policie měla</text:span><text:span text:style-name="Silné"><text:s/>na </text:span><text:span text:style-name="Silné">místě vyslechnout</text:span><text:span text:style-name="Silné"><text:s/>i </text:span><text:span text:style-name="Silné">sousedy bydlící</text:span><text:span text:style-name="Silné"><text:s/>v </text:span><text:span text:style-name="Silné">podlaží</text:span><text:span text:style-name="Silné"><text:s/>nad i pod </text:span><text:span text:style-name="Silné">bytem matky stěžovatele. Ti mohli podle mého názoru lépe slyšet případný křik, nadávky nebo kopání</text:span><text:span text:style-name="Silné"><text:s/>do </text:span><text:span text:style-name="Silné">nábytku než sousedé bydlící</text:span><text:span text:style-name="Silné"><text:s/>v </text:span><text:span text:style-name="Silné">témže patře.</text:span></text:p>
      <text:h text:style-name="Nadpis4" text:outline-level="4"><text:span text:style-name="T44">Vykázání</text:span><text:span text:style-name="T45"><text:s/>v </text:span><text:span text:style-name="T46">nepřítomnosti násilné osoby</text:span></text:h>
      <text:p text:style-name="Základnítextodsazený"><text:span text:style-name="Silné">Dále se domnívám, že vykázání<text:s/></text:span><text:span text:style-name="Silné">stěžovatele provedené</text:span><text:span text:style-name="Silné"><text:s/>v </text:span><text:span text:style-name="Silné">jeho nepřítomnosti neodpovídalo standardům vymezeným soudní judikaturou.</text:span><text:s/>Nejvyšší správní soud<text:s/>v této souvislosti konstatoval, že:<text:s/><text:span text:style-name="Zvýraznění">„</text:span><text:span text:style-name="Zvýraznění">M</text:span><text:span text:style-name="Zvýraznění">ožnost vykázání osoby</text:span><text:span text:style-name="Zvýraznění"><text:s/>ze </text:span><text:span text:style-name="Zvýraznění">společného obydlí</text:span><text:span text:style-name="Zvýraznění"><text:s/>v </text:span><text:span text:style-name="Zvýraznění">její nepřítomnosti je však</text:span><text:span text:style-name="Zvýraznění"><text:s/>v </text:span><text:span text:style-name="Zvýraznění">zákoně</text:span><text:span text:style-name="Zvýraznění"><text:s/>o </text:span><text:span text:style-name="Zvýraznění">policii systematicky koncipována jako lex specialis</text:span><text:span text:style-name="Zvýraznění"><text:s/>k </text:span><text:span text:style-name="Zvýraznění">řádnému postupu vykázání, které policista provede</text:span><text:span text:style-name="Zvýraznění"><text:s/>při </text:span><text:span text:style-name="Zvýraznění">osobním kontaktu</text:span><text:span text:style-name="Zvýraznění"><text:s/>s </text:span><text:span text:style-name="Zvýraznění">vykazovanou osobou. Tento speciální postup je pak třeba aplikovat pouze</text:span><text:span text:style-name="Zvýraznění"><text:s/>v </text:span><text:span text:style-name="Zvýraznění">případech, kdy se policii nepodaří vykazovanou osobu dohledat</text:span><text:span text:style-name="Zvýraznění">,</text:span><text:span text:style-name="Zvýraznění"><text:s/>nebo kdy se tato před policií dokonce skrývá.</text:span><text:span text:style-name="Zvýraznění"><text:s/>V </text:span><text:span text:style-name="Zvýraznění">žádném případě však</text:span><text:span text:style-name="Zvýraznění"><text:s/>k </text:span><text:span text:style-name="Zvýraznění">němu nelze přistoupit</text:span><text:span text:style-name="Zvýraznění"><text:s/>v </text:span><text:span text:style-name="Zvýraznění">případě, kdy policie má informaci</text:span><text:span text:style-name="Zvýraznění"><text:s/>o </text:span><text:span text:style-name="Zvýraznění">tom, kde se vykazovaná osoba nachází,</text:span><text:span text:style-name="Zvýraznění"><text:s/>a </text:span><text:span text:style-name="Zvýraznění">zároveň</text:span><text:span text:style-name="Zvýraznění"><text:s/>k </text:span><text:span text:style-name="Zvýraznění">jejímu zastižení není zapotřebí vyvinout nepřiměřeně velké úsilí (například nachází-li se vykazovaná osoba</text:span><text:span text:style-name="Zvýraznění"><text:s/>v </text:span><text:span text:style-name="Zvýraznění">zahraničí).</text:span><text:span text:style-name="Zvýraznění"><text:s/>Z </text:span><text:span text:style-name="Zvýraznění">tohoto důvodu není možné obhájit telefonické provedení vykázání</text:span><text:span text:style-name="Zvýraznění"><text:s/>s </text:span><text:span text:style-name="Zvýraznění">odkazem</text:span><text:span text:style-name="Zvýraznění"><text:s/>na </text:span><text:span text:style-name="Zvýraznění">možnost vykázání osoby</text:span><text:span text:style-name="Zvýraznění"><text:s/>v </text:span><text:span text:style-name="Zvýraznění">nepřítomnosti.</text:span><text:span text:style-name="Zvýraznění">“</text:span><text:span text:style-name="Značkapozn.podčarou"><text:note text:note-class="footnote" text:id="_ftn11"><text:note-citation>12</text:note-citation><text:note-body><text:p text:style-name="Textpozn.podčarou"><text:s/><text:span text:style-name="T47">r</text:span>ozsudek Nejvyššího správního soudu<text:s/>ze dne<text:s/><text:span text:style-name="T48">5. 12.</text:span><text:s/>2013, č.<text:span text:style-name="T49"> </text:span>j.<text:span text:style-name="T50"><text:s/></text:span>9 Aps 11/2013-39;<text:span text:style-name="T51"><text:s/></text:span><text:a xlink:href="http://www.nssoud.cz" office:target-frame-name="_top" xlink:show="replace"><text:span text:style-name="T52">www.nssoud.cz</text:span></text:a></text:p></text:note-body></text:note></text:span><text:s/>V šetřeném případě orgán policie rozhodující<text:s/>o vykázání věděl<text:s/>od matky stěžovatele, že se stěžovatel nachází<text:s/>na šachovém turnaji<text:s/>v Sokolově.<text:s/><text:span text:style-name="Silné">Měl tedy nejprve ověřit skutečnosti tvrzené<text:s/></text:span><text:span text:style-name="Silné">matkou<text:s/></text:span><text:span text:style-name="Silné">stěžovatel</text:span><text:span text:style-name="Silné">e</text:span><text:span text:style-name="Silné"><text:s/>v </text:span><text:span text:style-name="Silné">úředním záznamu</text:span><text:span text:style-name="Silné"><text:s/>o </text:span><text:span text:style-name="Silné">podání vysvětlení</text:span><text:span text:style-name="Silné">, poté stěžovatele vyhledat</text:span><text:span text:style-name="T53"><text:note text:note-class="footnote" text:id="_ftn12"><text:note-citation>13</text:note-citation><text:note-body><text:p text:style-name="Textpozn.podčarou"><text:s/><text:span text:style-name="T54">Zde se nabízela možnost předchozího telefonního kontaktu za účelem zjištění, kde přesně se stěžovatel nacházel.</text:span></text:p></text:note-body></text:note></text:span><text:span text:style-name="Silné"><text:s/>a </text:span><text:span text:style-name="Silné">teprve následně rozhodnout</text:span><text:span text:style-name="Silné"><text:s/>o </text:span><text:span text:style-name="Silné">vykázání.</text:span><text:span text:style-name="Silné"><text:s/></text:span>Takový postup odpovídá zásadě materiální pravdy podle<text:s/>ustanovení<text:s/>§ 3 správního řádu<text:span text:style-name="Značkapozn.podčarou"><text:note text:note-class="footnote" text:id="_ftn13"><text:note-citation>14</text:note-citation><text:note-body><text:p text:style-name="Textpozn.podčarou"><text:s/><text:span text:style-name="T55">Ustanovení § 3 zákona č. 500/2004 Sb., správního řádu, ve znění pozdějších předpisů:</text:span></text:p><text:p text:style-name="Textpozn.podčarou"><text:span text:style-name="T56">„</text:span><text:span text:style-name="Zvýraznění">Nevyplývá-li</text:span><text:span text:style-name="Zvýraznění"><text:s/>ze </text:span><text:span text:style-name="Zvýraznění">zákona něco jiného, postupuje správní orgán tak, aby byl zjištěn stav věci,</text:span><text:span text:style-name="Zvýraznění"><text:s/>o </text:span><text:span text:style-name="Zvýraznění">němž nejsou důvodné pochybnosti,</text:span><text:span text:style-name="Zvýraznění"><text:s/>a </text:span><text:span text:style-name="Zvýraznění">to</text:span><text:span text:style-name="Zvýraznění"><text:s/>v </text:span><text:span text:style-name="Zvýraznění">rozsahu, který je nezbytný</text:span><text:span text:style-name="Zvýraznění"><text:s/>pro </text:span><text:span text:style-name="Zvýraznění">soulad jeho úkonu</text:span><text:span text:style-name="Zvýraznění"><text:s/>s </text:span><text:span text:style-name="Zvýraznění">požadavky uvedenými</text:span><text:span text:style-name="Zvýraznění"><text:s/>v </text:span><text:a xlink:href="aspi://module='ASPI'&amp;link='500/2004%20Sb.%25232'&amp;ucin-k-dni='%207.%207.2015'" office:target-frame-name="_top" xlink:show="replace"><text:span text:style-name="Zvýraznění">§ 2</text:span></text:a><text:span text:style-name="Zvýraznění">.</text:span><text:span text:style-name="T57">“</text:span></text:p></text:note-body></text:note></text:span>, které se<text:s/>s ohledem<text:s/>na § 1 odst.<text:s/>1 správního řádu<text:span text:style-name="Značkapozn.podčarou"><text:note text:note-class="footnote" text:id="_ftn14"><text:note-citation>15</text:note-citation><text:note-body><text:p text:style-name="Textpozn.podčarou"><text:s/><text:span text:style-name="T58">„</text:span><text:span text:style-name="Zvýraznění">(1) Tento zákon upravuje postup orgánů moci výkonné, orgánů územních samosprávných celků</text:span><text:span text:style-name="Zvýraznění"><text:s/>a </text:span><text:span text:style-name="Zvýraznění">jiných orgánů, právnických</text:span><text:span text:style-name="Zvýraznění"><text:s/>a </text:span><text:span text:style-name="Zvýraznění">fyzických osob, pokud vykonávají působnost</text:span><text:span text:style-name="Zvýraznění"><text:s/>v </text:span><text:span text:style-name="Zvýraznění">oblasti veřejné správy (dále jen<text:s/></text:span><text:span text:style-name="T59">‚</text:span><text:span text:style-name="Zvýraznění">správní orgán</text:span><text:span text:style-name="T60">‘</text:span><text:span text:style-name="Zvýraznění">).</text:span><text:span text:style-name="T61">“</text:span></text:p></text:note-body></text:note></text:span><text:s/>na postup orgánu policie<text:s/>při vykázání rovněž vztahuje.</text:p>
      <text:soft-page-break/>
      <text:h text:style-name="Nadpis4" text:outline-level="4"><text:span text:style-name="T62">Posouzení jednání stěžovatele</text:span><text:span text:style-name="T63"><text:s/>z </text:span><text:span text:style-name="T64">hlediska (ne)důvodnosti vykázání</text:span></text:h>
      <text:p text:style-name="Základnítextodsazený">Pokud jde<text:s/>o samotné chování stěžovatele<text:s/>z hlediska případného vykázání,<text:s/><text:span text:style-name="Silné">domnívám se, že skutečnosti tvrzené matkou stěžovatele<text:s/></text:span>(pokud by se ukázaly být<text:s/>na základě výše naznačeného postupu pravdivými)<text:s/><text:span text:style-name="Silné">odůvodňovaly jeho vykázání</text:span>. Je pravda, že svou matku fyzicky nenapadl, ale jeho opakované výbuchy vzteku, které provázel kopáním<text:s/>do nábytku<text:s/>a vulgárními urážkami, mohly objektivně vzbuzovat<text:s/><text:span text:style-name="Zvýraznění">důvodnou obavu</text:span>, že se stěžovatel dopustí vůči své matce<text:s/><text:span text:style-name="Zvýraznění">nebezpečného útoku proti životu, zdraví anebo svobodě nebo zvlášť závažného útoku proti lidské důstojnosti</text:span><text:span text:style-name="Zvýraznění">.</text:span></text:p>
      <text:p text:style-name="Základnítextodsazený">Je třeba si uvědomit, že vykázání podle zákona<text:s/>o Policii České republiky vyžaduje<text:s/>s ohledem<text:s/>na povahu tohoto institutu řádově nižší důkazní standard, než je tomu<text:s/>u předběžného opatření<text:s/>ve věci ochrany proti domácímu násilí podle<text:s/>§ 400<text:s/>a násl. zákona<text:s/>o zvláštních řízeních soudních.<text:span text:style-name="Značkapozn.podčarou"><text:note text:note-class="footnote" text:id="_ftn15"><text:note-citation>16</text:note-citation><text:note-body><text:p text:style-name="Textpozn.podčarou"><text:s/><text:span text:style-name="T65">zákon č. </text:span>292/2013 Sb., o zvláštních<text:s/><text:span text:style-name="T66">řízeních soudních, ve znění pozdějšího předpisu</text:span></text:p></text:note-body></text:note></text:span><text:s/>Zatímco vykázání podle zákona<text:s/>o Policii České republiky<text:s/>je možné<text:s/>realizovat, lze-li, zejména<text:s/>s ohledem<text:s/>na předcházející útoky,<text:s/><text:span text:style-name="Silné">důvodně předpokládat</text:span>,<text:s/>že se osoba<text:s/><text:span text:style-name="Silné">dopustí</text:span><text:s/>nebezpečného útoku proti životu, zdraví anebo svobodě nebo zvlášť závažného útoku proti lidské důstojnosti,<text:s/>v návrhu<text:s/>na vydání předběžného opatření musí být uvedeny skutečnosti, které<text:s/><text:span text:style-name="Silné">osvědčují</text:span>, že<text:s/><text:span text:style-name="Silné">je</text:span><text:s/>společné bydlení navrhovatele<text:s/>a odpůrce<text:s/>v domě nebo bytě,<text:s/>ve kterém se nachází společná domácnost,<text:s/>pro navrhovatele<text:s/><text:span text:style-name="Silné">nesnesitelné</text:span><text:s/>z důvodu tělesného nebo duševního násilí vůči navrhovateli nebo jinému, kdo<text:s/>ve společné domácnosti žije, anebo vylíčení skutečností, které<text:s/><text:span text:style-name="Silné">osvědčují nežádoucí sledování nebo obtěžování</text:span><text:s/>navrhovatele. Vykázání podle zákona<text:s/>o Policii České republiky je tedy preventivním opatřením, které má eliminovat možné budoucí útoky, zatímco předběžné opatření podle zákona<text:s/>o zvláštních řízeních soudních by mělo být prostředkem ochrany proti závažným akutním případům domácího násilí.</text:p>
      <text:h text:style-name="P67" text:outline-level="4">Vydání klíčů</text:h>
      <text:p text:style-name="Základnítextodsazený">Stěžovatel namítal, že<text:s/>mu policisté<text:s/>po skončení vykázání<text:s/>nevrátili klíče, které odevzdal<text:s/>v rámci vykázání<text:s/>na základě<text:s/>§ 45 odst. 1 písm. d) zákona<text:s/>o Policii České republiky.<text:span text:style-name="Značkapozn.podčarou"><text:note text:note-class="footnote" text:id="_ftn16"><text:note-citation>17</text:note-citation><text:note-body><text:p text:style-name="Textpozn.podčarou"><text:s/><text:span text:style-name="Zvýraznění">„</text:span><text:span text:style-name="Zvýraznění">(1) Vykázaná osoba je povinna<text:s/></text:span></text:p><text:p text:style-name="Textpozn.podčarou"><text:span text:style-name="Zvýraznění">d) vydat policistovi</text:span><text:span text:style-name="Zvýraznění"><text:s/>na </text:span><text:span text:style-name="Zvýraznění">jeho výzvu všechny klíče</text:span><text:span text:style-name="Zvýraznění"><text:s/>od </text:span><text:span text:style-name="Zvýraznění">společného obydlí, které drží.</text:span><text:span text:style-name="T68">“</text:span></text:p></text:note-body></text:note></text:span><text:s/>Vysvětlili to tak, že matka stěžovatele požádala<text:s/>o jejich vrácení<text:s/>s tím, že předložila smlouvu<text:s/>o bezúplatném převodu družstevní bytové jednotky,<text:s/>z níž vyplynulo, že matka stěžovatele je výlučným vlastníkem bytové jednotky<text:s/>č. …<text:s/>v budově<text:s/>č. p. …<text:s/>a …<text:s/>na ulici<text:s/>…. Uvedla, že<text:s/>klíče jsou její,<text:s/>stěžovateli je pouze půjčila, protože své klíče<text:s/>od bytu ztratil. Navíc nadále nechtěla, aby<text:s/>u ní syn bydlel,<text:s/>a podala návrh<text:s/>na zrušení údaje<text:s/>o místu jeho trvalého pobytu.<text:s/></text:p>
      <text:soft-page-break/>
      <text:p text:style-name="Základnítextodsazený">Podle<text:s/>§ 45 odst. 1 písm. d) zákona<text:s/>o Policii České republiky je vykázaná osoba povinna vydat policistovi<text:s/>na jeho výzvu všechny klíče<text:s/>od společného obydlí, které drží. Ačkoliv<text:s/>zákon ani interní předpisy upravující problematiku vykázání výslovně neupravují, komu by měly být klíče<text:s/>od společného obydlí vráceny, jsem přesvědčena, že by<text:s/><text:span text:style-name="Silné">orgán policie měl klíče vrátit osobě, která<text:s/></text:span><text:span text:style-name="Silné">mu<text:s/></text:span><text:span text:style-name="Silné">je odevzdala</text:span>.<text:s/><text:span text:style-name="Silné">Institut vykázání by neměl sloužit</text:span><text:span text:style-name="Silné"><text:s/>k </text:span><text:span text:style-name="Silné">řešení soukromoprávních vztahů;</text:span><text:span text:style-name="Silné"><text:s/>v </text:span><text:span text:style-name="Silné">tomto případě užívání bytu.</text:span><text:s/>Stejně tak by neměl být nástrojem<text:s/>ke splnění podmínky<text:s/>„neužívání bytu“<text:s/>nezbytné<text:s/>k tomu, aby správní orgán mohl<text:s/>na základě návrhu<text:s/>oprávněné osoby rozhodnout<text:s/>o zrušení údaje<text:s/>o místu trvalého pobytu podle<text:s/>§ 12 odst. 1 písm. c) zákona<text:s/>o evidenci obyvatel<text:span text:style-name="Značkapozn.podčarou"><text:note text:note-class="footnote" text:id="_ftn17"><text:note-citation>18</text:note-citation><text:note-body><text:p text:style-name="Textpozn.podčarou"><text:s/><text:span text:style-name="T69">§ 12 odst. 1 písm. c) zákona č. 133/2000 Sb., o evidenci obyvatel a rodných číslech a o změně některých zákonů (zákon o evidenci obyvatel):</text:span></text:p><text:p text:style-name="Textpozn.podčarou"><text:span text:style-name="Zvýraznění">(1) Ohlašovna rozhodne o zrušení údaje o místu trvalého pobytu,<text:s/></text:span></text:p><text:p text:style-name="Textpozn.podčarou"><text:span text:style-name="Zvýraznění">c) zaniklo-li užívací právo občana k objektu nebo vymezené části objektu, jehož adresa je v evidenci obyvatel uvedena jako místo trvalého pobytu občana a neužívá-li občan tento objekt nebo jeho vymezenou část</text:span></text:p></text:note-body></text:note></text:span>;<text:s/>z přihlášení<text:s/>k trvalému pobytu nevyplývají žádná práva<text:s/>k bytu ani<text:s/>k jeho vlastníkovi.<text:span text:style-name="Značkapozn.podčarou"><text:note text:note-class="footnote" text:id="_ftn18"><text:note-citation>19</text:note-citation><text:note-body><text:p text:style-name="Textpozn.podčarou"><text:s/><text:span text:style-name="T70">Viz § 10 odst. 2 zákona o evidenci obyvatel</text:span></text:p></text:note-body></text:note></text:span></text:p>
      <text:p text:style-name="Základnítextodsazený">Pokud matka stěžovatele<text:s/>již nechtěla, aby stěžovatel<text:s/>společně<text:s/>s ní<text:s/>byt obýval, měla zvážit podání návrhu<text:s/>na vydání předběžného opatření podle zákona<text:s/>o zvláštních řízeních soudních, popř. žaloby<text:s/>na vyklizení bytu. Jak vyplývá<text:s/>z úředního záznamu<text:s/>ze dne 29. 1. 2015<text:span text:style-name="Značkapozn.podčarou"><text:note text:note-class="footnote" text:id="_ftn19"><text:note-citation>20</text:note-citation><text:note-body><text:p text:style-name="Textpozn.podčarou"><text:s/><text:span text:style-name="T71">č.j. KRPK-5095-10/ČJ-2015-190918</text:span></text:p></text:note-body></text:note></text:span>,<text:s/>o podání návrhu<text:s/>na předběžné opatření matka stěžovatele skutečně uvažovala, nicméně poté, co se<text:s/>od otce stěžovatele dozvěděla, že se stěžovatel rozhodl dne 1. 2. 2015 odstěhovat zpět<text:s/>do B.,<text:s/>od podání návrhu ustoupila.</text:p>
      <text:h text:style-name="P72" text:outline-level="4">Posouzení námitky proti<text:s/>vykázání</text:h>
      <text:p text:style-name="Základnítextodsazený">Protože stěžovatel převzal potvrzení<text:s/>o vykázání dne 18. 1. 2015, měl podat písemnou námitku proti vykázání podle<text:s/>§ 44 odst. 5 zákona<text:s/>o Policii České republiky<text:span text:style-name="Značkapozn.podčarou"><text:note text:note-class="footnote" text:id="_ftn20"><text:note-citation>21</text:note-citation><text:note-body><text:p text:style-name="Textpozn.podčarou"><text:s/><text:span text:style-name="Zvýraznění">„</text:span><text:span text:style-name="Zvýraznění">(5) Nesouhlasí-li vykázaná osoba</text:span><text:span text:style-name="Zvýraznění"><text:s/>s </text:span><text:span text:style-name="Zvýraznění">vykázáním, může proti němu</text:span><text:span text:style-name="Zvýraznění"><text:s/>na </text:span><text:span text:style-name="Zvýraznění">místě podat námitky, které policista uvede</text:span><text:span text:style-name="Zvýraznění"><text:s/>v </text:span><text:span text:style-name="Zvýraznění">potvrzení</text:span><text:span text:style-name="Zvýraznění"><text:s/>o </text:span><text:span text:style-name="Zvýraznění">vykázání. Policista námitky předá bez zbytečného odkladu krajskému ředitelství příslušnému podle</text:span><text:span text:style-name="T73"> </text:span><text:span text:style-name="Zvýraznění">místa vykázání (dále jen „příslušné krajské ředitelství“). Vykázaná osoba může dále</text:span><text:span text:style-name="Zvýraznění"><text:s/>do </text:span><text:span text:style-name="Zvýraznění">3 dnů</text:span><text:span text:style-name="Zvýraznění"><text:s/>ode </text:span><text:span text:style-name="Zvýraznění">dne převzetí potvrzení</text:span><text:span text:style-name="Zvýraznění"><text:s/>o </text:span><text:span text:style-name="Zvýraznění">vykázání podat příslušnému krajskému ředitelství námitky písemně. Lhůta</text:span><text:span text:style-name="Zvýraznění"><text:s/>pro </text:span><text:span text:style-name="Zvýraznění">podání námitek počíná běžet dnem následujícím</text:span><text:span text:style-name="Zvýraznění"><text:s/>po </text:span><text:span text:style-name="Zvýraznění">dni, kdy došlo</text:span><text:span text:style-name="Zvýraznění"><text:s/>k </text:span><text:span text:style-name="Zvýraznění">převzetí potvrzení</text:span><text:span text:style-name="Zvýraznění"><text:s/>o </text:span><text:span text:style-name="Zvýraznění">vykázání</text:span><text:span text:style-name="T74">,</text:span><text:span text:style-name="Zvýraznění"><text:s/>a </text:span><text:span text:style-name="Zvýraznění">je považována</text:span><text:span text:style-name="Zvýraznění"><text:s/>za </text:span><text:span text:style-name="Zvýraznění">dodrženou, jsou-li námitky nejpozději</text:span><text:span text:style-name="Zvýraznění"><text:s/>v </text:span><text:span text:style-name="Zvýraznění">její poslední den předány</text:span><text:span text:style-name="Zvýraznění"><text:s/>k </text:span><text:span text:style-name="Zvýraznění">poštovní přepravě nebo podány</text:span><text:span text:style-name="Zvýraznění"><text:s/>u </text:span><text:span text:style-name="Zvýraznění">příslušného krajského ředitelství.</text:span><text:span text:style-name="Zvýraznění"><text:s/>O </text:span><text:span text:style-name="Zvýraznění">tomto právu policista vykázanou osobu poučí před předáním potvrzení</text:span><text:span text:style-name="Zvýraznění"><text:s/>o </text:span><text:span text:style-name="Zvýraznění">vykázání.</text:span><text:span text:style-name="T75">“</text:span></text:p></text:note-body></text:note></text:span><text:s/>nejpozději dne 21. 1. 2015.<text:s/>Z doručenky datové zprávy podané datovou schránkou nicméně vyplývá, že datovou zprávu stěžovatel podal až dne 22. 1. 2015<text:s/>ve 3:33 hod.<text:s/><text:span text:style-name="Silné">Protože zákon</text:span><text:span text:style-name="Silné"><text:s/>o </text:span><text:span text:style-name="Silné">Policii České republiky nepřipouští možnost prominutí této lhůty,<text:s/></text:span><text:span text:style-name="Silné">ne</text:span><text:span text:style-name="Silné">považuji</text:span><text:span text:style-name="Silné"><text:s/>za </text:span><text:span text:style-name="Silné">chybný<text:s/></text:span><text:span text:style-name="Silné">postup vedoucího ÚO Sokolov, který se obsahem námitky proti vykázání</text:span><text:span text:style-name="Silné"><text:s/>blíže nezabýval</text:span><text:span text:style-name="Silné">.</text:span><text:s/>Naopak,<text:s/>vedoucí ÚO Sokolov postupoval správně, když podání stěžovatele postoupil KŘP KK<text:s/>k posouzení jako stížnost<text:s/>na postup policistů<text:s/>při jeho zajištění.</text:p>
      <text:soft-page-break/>
      <text:h text:style-name="P76" text:outline-level="3">Zajištění stěžovatele</text:h>
      <text:h text:style-name="P77" text:outline-level="4">Zákonné podmínky<text:s/>pro zajištění</text:h>
      <text:p text:style-name="Základnítextodsazený">Podle<text:s/>§ 26 odst. 1 písm. f) zákona<text:s/>o Policii České republiky<text:s/><text:span text:style-name="Zvýraznění">je policista oprávněn zajistit osobu, která byla přistižena</text:span><text:span text:style-name="Zvýraznění"><text:s/>při </text:span><text:span text:style-name="Zvýraznění">jednání, které má znaky správního deliktu, je-li důvodná obava, že bude</text:span><text:span text:style-name="Zvýraznění"><text:s/>v </text:span><text:span text:style-name="Zvýraznění">protiprávním jednání pokračovat anebo mařit řádné objasnění věci</text:span>.</text:p>
      <text:p text:style-name="Základnítextodsazený">Ze spisového materiálu<text:s/>vyplývá, že<text:s/>stěžovatel poté, co jej zastihli policisté nedaleko služebny, odmítl<text:s/>vydat klíče<text:s/>od bytu<text:s/>a dostavit se<text:s/>na policejní služebnu, kde by mu policisté předali písemnosti související<text:s/>s vykázáním (potvrzení<text:s/>o vykázání, úřední záznam<text:s/>o vykázání, poučení násilné osoby).</text:p>
      <text:p text:style-name="Základnítextodsazený">Zpracovatel vykázání odůvodnil<text:s/>ve vyjádření<text:s/>ke stížnosti zajištění stěžovatele takto:<text:s/><text:span text:style-name="Zvýraznění">„Vzhledem</text:span><text:span text:style-name="Zvýraznění"><text:s/>k </text:span><text:span text:style-name="Zvýraznění">tomu, že jsem věděl</text:span><text:span text:style-name="Zvýraznění"><text:s/>od </text:span><text:span text:style-name="Zvýraznění">paní T., že pan T.</text:span><text:span text:style-name="Zvýraznění"><text:s/>má</text:span><text:span text:style-name="Zvýraznění"><text:s/>u </text:span><text:span text:style-name="Zvýraznění">sebe klíče</text:span><text:span text:style-name="Zvýraznění"><text:s/>od </text:span><text:span text:style-name="Zvýraznění">jejich společného bytu,</text:span><text:span text:style-name="Zvýraznění"><text:s/>a </text:span><text:span text:style-name="Zvýraznění">klíče mi</text:span><text:span text:style-name="Zvýraznění"><text:s/>na </text:span><text:span text:style-name="Zvýraznění">žádost nechtěl vydat, jelikož nespolupracoval,</text:span><text:span text:style-name="Zvýraznění"><text:s/>a </text:span><text:span text:style-name="Zvýraznění">že musím provést neodkladné úkony, které spočívají</text:span><text:span text:style-name="Zvýraznění"><text:s/>v </text:span><text:span text:style-name="Zvýraznění">to</text:span><text:span text:style-name="Zvýraznění">m, že musím předat panu T.</text:span><text:span text:style-name="Zvýraznění"><text:s/>jako násilné osobě potvrzení</text:span><text:span text:style-name="Zvýraznění"><text:s/>o </text:span><text:span text:style-name="Zvýraznění">vykázání, úřední záznam</text:span><text:span text:style-name="Zvýraznění"><text:s/>o </text:span><text:span text:style-name="Zvýraznění">vykázání</text:span><text:span text:style-name="Zvýraznění"><text:s/>a </text:span><text:span text:style-name="Zvýraznění">poučení násilné osoby, aby nedošlo</text:span><text:span text:style-name="Zvýraznění"><text:s/>k </text:span><text:span text:style-name="Zvýraznění">případnému maření vykázání</text:span><text:span text:style-name="Zvýraznění"><text:s/>a k </text:span><text:span text:style-name="Zvýraznění">dalšímu nebezpečnému útoku proti životu, zdraví nebo útoku proti</text:span><text:span text:style-name="Zvýraznění"> </text:span><text:span text:style-name="Zvýraznění">lidské důstojnosti, jelikož byla důvodná obava, že bude</text:span><text:span text:style-name="Zvýraznění"><text:s/>v </text:span><text:span text:style-name="Zvýraznění">protiprávním jednání pokračovat nebo mařit řádné objasnění věci, jelikož má</text:span><text:span text:style-name="Zvýraznění"><text:s/>u </text:span><text:span text:style-name="Zvýraznění">sebe klíče</text:span><text:span text:style-name="Zvýraznění"><text:s/>od </text:span><text:span text:style-name="Zvýraznění">společného bytu</text:span><text:span text:style-name="Zvýraznění"><text:s/>a </text:span><text:span text:style-name="Zvýraznění">může dojít</text:span><text:span text:style-name="Zvýraznění"><text:s/>k </text:span><text:span text:style-name="Zvýraznění">dalšímu útoku, protože</text:span><text:span text:style-name="Zvýraznění"><text:s/>k </text:span><text:span text:style-name="Zvýraznění">slovním útokům</text:span><text:span text:style-name="Zvýraznění"><text:s/>ve </text:span><text:span text:style-name="Zvýraznění">formě vulgárních nadávek docházelo</text:span><text:span text:style-name="Zvýraznění"><text:s/>v </text:span><text:span text:style-name="Zvýraznění">posledních dnech častěji</text:span><text:span text:style-name="Zvýraznění">,</text:span><text:span text:style-name="Zvýraznění"><text:s/>a </text:span><text:span text:style-name="Zvýraznění">také bylo nutné zajistit, aby nedošlo</text:span><text:span text:style-name="Zvýraznění"><text:s/>k </text:span><text:span text:style-name="Zvýraznění">dalšímu zhroucení ohrožené osoby, jelikož</text:span><text:span text:style-name="Zvýraznění"><text:s/>při </text:span><text:span text:style-name="Zvýraznění">provádění služebních úkonů ohrožená osoba několikrát brečela</text:span><text:span text:style-name="Zvýraznění"><text:s/>a </text:span><text:span text:style-name="Zvýraznění">naříkala, že to déle nevydrží</text:span><text:span text:style-name="Zvýraznění"><text:s/>a </text:span><text:span text:style-name="Zvýraznění">že se brzo něco stane, proto byl</text:span><text:span text:style-name="Zvýraznění"><text:s/>v </text:span><text:span text:style-name="Zvýraznění">15</text:span><text:span text:style-name="Zvýraznění">:</text:span><text:span text:style-name="Zvýraznění">25 hod. pan T.</text:span><text:span text:style-name="Zvýraznění"><text:s/>na </text:span><text:span text:style-name="Zvýraznění">základě</text:span><text:span text:style-name="Zvýraznění"><text:s/>§ </text:span><text:span text:style-name="Zvýraznění">26 odst.</text:span><text:span text:style-name="Zvýraznění"> </text:span><text:span text:style-name="Zvýraznění">1 písm.</text:span><text:span text:style-name="Zvýraznění"> </text:span><text:span text:style-name="Zvýraznění">f) zák.</text:span><text:span text:style-name="Zvýraznění"><text:s/>č. </text:span><text:span text:style-name="Zvýraznění">273/2008 Sb.,</text:span><text:span text:style-name="Zvýraznění"><text:s/>o </text:span><text:span text:style-name="Zvýraznění">PČR</text:span><text:span text:style-name="Zvýraznění">,</text:span><text:span text:style-name="Zvýraznění"><text:s/>zajištěn</text:span><text:span text:style-name="Zvýraznění"><text:s/>a </text:span><text:span text:style-name="Zvýraznění">poučen</text:span><text:span text:style-name="Zvýraznění"><text:s/>o </text:span><text:span text:style-name="Zvýraznění">režimu zajištění, kdy zajištění proběhlo bez použití donucovacích prostředků</text:span><text:span text:style-name="Zvýraznění"><text:s/>a </text:span><text:span text:style-name="Zvýraznění">následně byl odveden</text:span><text:span text:style-name="Zvýraznění"><text:s/>na </text:span><text:span text:style-name="Zvýraznění">oddělení.“</text:span></text:p>
      <text:p text:style-name="Základnítextodsazený">V<text:s/>souvislosti se zajištěním stěžovatele je třeba si položit otázku, jaký účel vlastně<text:s/>zajištění<text:s/>v tomto případě<text:s/>mělo.<text:s/><text:span text:style-name="Silné">Šlo-li</text:span><text:span text:style-name="Silné"><text:s/>o </text:span><text:span text:style-name="Silné">předání potřebných dokumentů</text:span><text:span text:style-name="Silné"><text:s/>v </text:span><text:span text:style-name="Silné">souvislosti</text:span><text:span text:style-name="Silné"><text:s/>s </text:span><text:span text:style-name="Silné">vykázáním</text:span><text:span text:style-name="Silné"><text:s/>na </text:span><text:span text:style-name="Silné">policejní služebně</text:span><text:span text:style-name="Silné">, potom se domnívám, že zajištění stěžovatele nebylo nutné</text:span><text:span text:style-name="Silné">.</text:span><text:s/>Vycházím přitom<text:s/>z ustanovení<text:s/>§ 44 odst. 4 zákona<text:s/>o Policii České republiky, podle něhož<text:s/><text:span text:style-name="Zvýraznění">není-li vykázaná osoba vykázání přítomna, poučení</text:span><text:span text:style-name="Zvýraznění"><text:s/>o </text:span><text:span text:style-name="Zvýraznění">jejích právech</text:span><text:span text:style-name="Zvýraznění"><text:s/>a </text:span><text:span text:style-name="Zvýraznění">povinnostech</text:span><text:span text:style-name="Zvýraznění"><text:s/>v </text:span><text:span text:style-name="Zvýraznění">souvislosti</text:span><text:span text:style-name="Zvýraznění"><text:s/>s </text:span><text:span text:style-name="Zvýraznění">vykázáním jí policista poskytne</text:span><text:span text:style-name="Zvýraznění"><text:s/>při </text:span><text:span text:style-name="Zvýraznění">prvním kontaktu. Je-li to možné, policista této osobě předá potvrzení</text:span><text:span text:style-name="Zvýraznění"><text:s/>o </text:span><text:span text:style-name="Zvýraznění">vykázání,</text:span><text:span text:style-name="Zvýraznění"><text:s/>v </text:span><text:span text:style-name="Zvýraznění">opačném případě ji poučí</text:span><text:span text:style-name="Zvýraznění"><text:s/>o </text:span><text:span text:style-name="Zvýraznění">možnosti převzít potvrzení</text:span><text:span text:style-name="Zvýraznění"><text:s/>o </text:span><text:span text:style-name="Zvýraznění">vykázání</text:span><text:span text:style-name="Zvýraznění"><text:s/>a </text:span><text:span text:style-name="Zvýraznění">kopii úředního záznamu</text:span><text:span text:style-name="Zvýraznění"><text:s/>o </text:span><text:span text:style-name="Zvýraznění">vykázání</text:span><text:span text:style-name="Zvýraznění"><text:s/>u </text:span><text:span text:style-name="Zvýraznění">příslušného útvaru policie; součástí poučení je</text:span><text:span text:style-name="Zvýraznění"><text:s/>i </text:span><text:span text:style-name="Zvýraznění">údaj</text:span><text:span text:style-name="Zvýraznění"><text:s/>o </text:span><text:span text:style-name="Zvýraznění">adrese tohoto útvaru.</text:span><text:s/>V šetřeném případě došlo<text:s/>k prvnímu kontaktu se stěžovatelem<text:s/>na zastávce poblíž policejní služebny. Zde jej tedy policisté měli poučit<text:s/>o jeho právech<text:s/>a povinnostech. Předání potvrzení<text:s/>o vykázání<text:s/>na tomto místě nebylo možné, protože jej zpracovatel vykázání dosud nevyhotovil. Zákon však umožňuje, aby<text:s/>v takovém případě policista násilnou osobu pouze poučil<text:s/>o možnosti převzít potvrzení<text:s/>o vykázání<text:s/>a kopii úředního záznamu<text:s/>o vykázání<text:s/>u příslušného útvaru policie.</text:p>
      <text:p text:style-name="Základnítextodsazený"><text:span text:style-name="Silné">Rovněž důvod zajištění spočívající</text:span><text:span text:style-name="Silné"><text:s/>v </text:span><text:span text:style-name="Silné">zabránění pokračování</text:span><text:span text:style-name="Silné"><text:s/>v </text:span><text:span text:style-name="Silné">protiprávním jednání stěžovatele podle mého názoru nepřichází</text:span><text:span text:style-name="Silné"><text:s/>v </text:span><text:span text:style-name="Silné">úvah</text:span><text:span text:style-name="Silné">u</text:span><text:span text:style-name="Silné">.<text:s/></text:span>Je<text:s/>si<text:s/>třeba uvědomit, že zajištění může podle<text:s/>§ 26 odst. 3 zákona<text:s/>o Policii České republiky<text:s/><text:soft-page-break/>trvat nejvíce 24 hodin.<text:s/>To znamená, že samotné zajištění nezaručí, že násilná osoba nebude<text:s/>po propuštění<text:s/>v protiprávním jednání<text:s/>pokračovat. Jedinou možností, jak<text:s/>fakticky<text:s/>zaručit, aby násilná osoba<text:s/>po dobu vykázání nepokračovala<text:s/>v protiprávním jednání, je, že podle<text:s/>§ 45 odst. 1 písm. d) zákona<text:s/>o Policii České republiky<text:s/>na základě výzvy policisty<text:s/>tato osoba<text:s/>dobrovolně odevzdá klíče<text:s/>od společného obydlí, které drží.<text:s/>Problém nicméně nastává<text:s/>v situaci, kdy vykázaná osoba<text:s/>na základě výzvy klíče vydat odmítne. Tímto jednáním se sice dopouští přestupku proti veřejnému pořádku neuposlechnutím výzvy úřední osoby<text:s/>při výkonu její pravomoci podle<text:s/>§ 47 odst. 1 písm. a) zákona<text:s/>o přestupcích<text:span text:style-name="Značkapozn.podčarou"><text:note text:note-class="footnote" text:id="_ftn21"><text:note-citation>22</text:note-citation><text:note-body><text:p text:style-name="Textpozn.podčarou"><text:s/><text:span text:style-name="T78">z</text:span>ákon č. 200/1990 Sb., o přestupcích, ve znění pozdějších předpisů</text:p></text:note-body></text:note></text:span>, nicméně podle mého názoru zákonná<text:s/>úprava neumožňuje odejmout klíče proti vůli vykázané osoby.<text:s/>V úvahu<text:s/>totiž nepřichází odnětí věci podle<text:s/>§ 34 odst. 1, 2 zákona<text:s/>o Policii České republiky.<text:span text:style-name="Značkapozn.podčarou"><text:note text:note-class="footnote" text:id="_ftn22"><text:note-citation>23</text:note-citation><text:note-body><text:p text:style-name="Textpozn.podčarou"><text:s/><text:span text:style-name="Zvýraznění">„</text:span><text:span text:style-name="Zvýraznění">(1) Policista je oprávněn vyzvat osobu</text:span><text:span text:style-name="Zvýraznění"><text:s/>k </text:span><text:span text:style-name="Zvýraznění">vydání věci,<text:s/></text:span></text:p><text:p text:style-name="Textpozn.podčarou"><text:span text:style-name="Zvýraznění">a) lze mít</text:span><text:span text:style-name="Zvýraznění"><text:s/>za </text:span><text:span text:style-name="Zvýraznění">to, že</text:span><text:span text:style-name="Zvýraznění"><text:s/>v </text:span><text:span text:style-name="Zvýraznění">řízení</text:span><text:span text:style-name="Zvýraznění"><text:s/>o </text:span><text:span text:style-name="Zvýraznění">přestupku může být uloženo její propadnutí anebo může být zabrána, nebo<text:s/></text:span></text:p><text:p text:style-name="Textpozn.podčarou"><text:span text:style-name="Zvýraznění">b) jde</text:span><text:span text:style-name="Zvýraznění"><text:s/>o </text:span><text:span text:style-name="Zvýraznění">věc důležitou</text:span><text:span text:style-name="Zvýraznění"><text:s/>pro </text:span><text:span text:style-name="Zvýraznění">řízení</text:span><text:span text:style-name="Zvýraznění"><text:s/>o </text:span><text:span text:style-name="Zvýraznění">přestupku.<text:s/></text:span></text:p><text:p text:style-name="Textpozn.podčarou"><text:span text:style-name="Zvýraznění">(2)</text:span><text:span text:style-name="Zvýraznění"><text:s/>Po </text:span><text:span text:style-name="Zvýraznění">předchozí marné výzvě</text:span><text:span text:style-name="Zvýraznění"><text:s/>k </text:span><text:span text:style-name="Zvýraznění">vydání věci podle<text:s/></text:span><text:a xlink:href="aspi://module='ASPI'&amp;link='273/2008%20Sb.%252334'&amp;ucin-k-dni='19.%208.2015'" office:target-frame-name="_top" xlink:show="replace"><text:span text:style-name="Zvýraznění">odstavce 1</text:span></text:a><text:span text:style-name="Zvýraznění">, je policista oprávněn tuto věc odejmout. Nelze odejmout věc, jejíž hodnota je</text:span><text:span text:style-name="Zvýraznění"><text:s/>v </text:span><text:span text:style-name="Zvýraznění">nápadném nepoměru</text:span><text:span text:style-name="Zvýraznění"><text:s/>k </text:span><text:span text:style-name="Zvýraznění">povaze přestupku.</text:span><text:span text:style-name="T79">“</text:span></text:p></text:note-body></text:note></text:span><text:s/>Pokud vykázaná osoba odmítne klíče vydat, policista tuto skutečnost poznamená<text:s/>do potvrzení<text:s/>o vykázání, včetně uvedení důvodů, proč vykázaná osoba klíče nevydala.<text:span text:style-name="Značkapozn.podčarou"><text:note text:note-class="footnote" text:id="_ftn23"><text:note-citation>24</text:note-citation><text:note-body><text:p text:style-name="Textpozn.podčarou"><text:s/><text:span text:style-name="T80">viz čl. 5 odst. 4 metodické příručky č. 1/2010</text:span></text:p></text:note-body></text:note></text:span><text:s/>Pro úplnost je namístě poznamenat, že pokud vykázaná osoba poruší zákaz vstoupit<text:s/>do společného obydlí, může se dopustit přečinu podle<text:s/>§ 337 odst. 2 trestního zákoníku.<text:span text:style-name="Značkapozn.podčarou"><text:note text:note-class="footnote" text:id="_ftn24"><text:note-citation>25</text:note-citation><text:note-body><text:p text:style-name="Textpozn.podčarou"><text:s/><text:span text:style-name="Zvýraznění">„</text:span><text:span text:style-name="Zvýraznění">(2) Stejně bude potrestán, kdo se dopustí závažného nebo opakovaného jednání, aby zmařil vykázání provedené podle jiného právního předpisu nebo rozhodnutí</text:span><text:span text:style-name="Zvýraznění"><text:s/>o </text:span><text:span text:style-name="Zvýraznění">předběžném opatření soudu, kterým se ukládá povinnost dočasně opustit společné obydlí</text:span><text:span text:style-name="Zvýraznění"><text:s/>a </text:span><text:span text:style-name="Zvýraznění">jeho bezprostřední okolí</text:span><text:span text:style-name="Zvýraznění"><text:s/>a </text:span><text:span text:style-name="Zvýraznění">zdržet se vstupu</text:span><text:span text:style-name="Zvýraznění"><text:s/>do </text:span><text:span text:style-name="Zvýraznění">něj nebo povinnost zdržet se styku</text:span><text:span text:style-name="Zvýraznění"><text:s/>s </text:span><text:span text:style-name="Zvýraznění">navrhovatelem</text:span><text:span text:style-name="Zvýraznění"><text:s/>a </text:span><text:span text:style-name="Zvýraznění">navazování kontaktů</text:span><text:span text:style-name="Zvýraznění"><text:s/>s </text:span><text:span text:style-name="Zvýraznění">ním.</text:span><text:span text:style-name="T81">“</text:span></text:p></text:note-body></text:note></text:span></text:p>
      <text:p text:style-name="Základnítextodsazený">Shrnu-li předešlé úvahy<text:s/>v kontextu šetřeného případu,<text:s/><text:span text:style-name="Silné">měli policisté stěžovatele</text:span><text:span text:style-name="Silné"><text:s/>při </text:span><text:span text:style-name="Silné">prvním kontaktu</text:span><text:span text:style-name="Silné"><text:s/>na </text:span><text:span text:style-name="Silné">zastávce hromadné dopravy poblíž policejní služebny poučit</text:span><text:span text:style-name="Silné"><text:s/>o </text:span><text:span text:style-name="Silné">právech</text:span><text:span text:style-name="Silné"><text:s/>a </text:span><text:span text:style-name="Silné">povinnostech vykázané osoby</text:span><text:span text:style-name="Silné"><text:s/>a o </text:span><text:span text:style-name="Silné">tom, že si může potvrzení</text:span><text:span text:style-name="Silné"><text:s/>o </text:span><text:span text:style-name="Silné">vykázání</text:span><text:span text:style-name="Silné"><text:s/>a </text:span><text:span text:style-name="Silné">kopii úředního záznamu</text:span><text:span text:style-name="Silné"><text:s/>o </text:span><text:span text:style-name="Silné">vykázání převzít</text:span><text:span text:style-name="Silné"><text:s/>na </text:span><text:span text:style-name="Silné">policejní služebně</text:span>.<text:span text:style-name="Silné"><text:s/></text:span><text:span text:style-name="Silné">Zároveň měli stěžovatele vyzvat</text:span><text:span text:style-name="Silné"><text:s/>k </text:span><text:span text:style-name="Silné">odevzdání klíčů</text:span><text:span text:style-name="Silné"><text:s/>od </text:span><text:span text:style-name="Silné">společného obydlí. Pokud by klíče odmítl vydat, měli jej poučit</text:span><text:span text:style-name="Silné"><text:s/>ve </text:span><text:span text:style-name="Silné">smyslu</text:span><text:span text:style-name="Silné"><text:s/>§ </text:span><text:span text:style-name="Silné">45 odst.</text:span><text:span text:style-name="Silné"> </text:span><text:span text:style-name="Silné">1 zákona</text:span><text:span text:style-name="Silné"><text:s/>o </text:span><text:span text:style-name="Silné">Policii České republiky, že se svým jednáním může dopustit přestupku proti veřejnému pořádku podle</text:span><text:span text:style-name="Silné"><text:s/>§ </text:span><text:span text:style-name="Silné">47 odst.</text:span><text:span text:style-name="Silné"> </text:span><text:span text:style-name="Silné">1 písm.</text:span><text:span text:style-name="Silné"> </text:span><text:span text:style-name="Silné">a) zákona</text:span><text:span text:style-name="Silné"><text:s/>o </text:span><text:span text:style-name="Silné">přestupcích. Poté měli stěžovatele propustit.</text:span></text:p>
      <text:h text:style-name="P82" text:outline-level="4">Umístění<text:s/>do policejní cely</text:h>
      <text:p text:style-name="Základnítextodsazený">Podle<text:s/>§ 28 písm. a) zákona<text:s/>o Policii České republiky<text:s/><text:span text:style-name="Zvýraznění">je policista oprávněn umístit</text:span><text:span text:style-name="Zvýraznění"><text:s/>do </text:span><text:span text:style-name="Zvýraznění">policejní cely osobu zajištěnou</text:span>.<text:s/>Je tedy pravda, že<text:s/>v tomto případě byl dán obecný zákonný důvod<text:s/>pro umístění<text:s/>do policejní cely.<text:s/>Na druhou stranu<text:s/>(odhlédneme-li<text:s/>od skutečnosti, že podle mého názoru<text:s/>k samotnému zajištění nebyl dán důvod)<text:s/>podle<text:s/>§ 11 písm. c) zákona<text:s/>o Policii České republiky<text:s/><text:span text:style-name="Zvýraznění">policista</text:span><text:span text:style-name="Zvýraznění"><text:s/>a </text:span><text:span text:style-name="Zvýraznění">zaměstnanec policie jsou povinni postupovat tak, aby případný zásah</text:span><text:span text:style-name="Zvýraznění"><text:s/>do </text:span><text:span text:style-name="Zvýraznění">práv</text:span><text:span text:style-name="Zvýraznění"><text:s/>a </text:span><text:span text:style-name="Zvýraznění">svobod osob, vůči nimž směřuje úkon, nebo osob nezúčastněných nepřekročil míru nezbytnou</text:span><text:span text:style-name="Zvýraznění"><text:s/>k </text:span><text:span text:style-name="Zvýraznění">dosažení účelu sledovaného úkonem</text:span>.<text:s/>Ze spisového materiálu jsem vyrozuměla, že hlavním důvodem<text:s/>pro umístění stěžovatele<text:s/>do policejní cely byla<text:s/><text:soft-page-break/>skutečnost, že policistu, který měl<text:s/>na starosti realizaci vykázání, vyslal jeho nadřízený<text:s/>k jinému služebnímu zákroku.<text:s/><text:span text:style-name="Silné">Ačkoliv chápu, že bylo třeba přednostně řešit zadržení osoby podezřelé</text:span><text:span text:style-name="Silné"><text:s/>z </text:span><text:span text:style-name="Silné">trestné činnosti, nedomnívám se, že bylo</text:span><text:span text:style-name="Silné"><text:s/>s </text:span><text:span text:style-name="Silné">ohledem</text:span><text:span text:style-name="Silné"><text:s/>na </text:span><text:span text:style-name="Silné">chování stěžovatele přiměřené umístit jej</text:span><text:span text:style-name="Silné"><text:s/>do </text:span><text:span text:style-name="Silné">policejní cely</text:span><text:span text:style-name="Silné"><text:s/></text:span>(odhlédneme-li<text:s/>od skutečnosti, že<text:s/>k zajištění,<text:s/>a tedy ani<text:s/>k umístění<text:s/>do policejní cely nebyl dán důvod).<text:s/>Koneckonců, když policisté dopravili<text:s/>na služebnu osobu podezřelou<text:s/>z trestné činnosti, posadili stěžovatele<text:s/>do doby, než si jej vyzvedl zpracovatel vykázání,<text:s/>na chodbu naproti okénku<text:s/>u dozorčího služby. Jsem přesvědčena, že<text:s/>na toto místo mohl být umístěn<text:s/>od počátku,<text:s/>a to<text:s/>i v době, kdy policista sepisoval dokumenty<text:s/>k vykázání<text:s/>s matkou stěžovatele.</text:p>
      <text:h text:style-name="Nadpis4" text:outline-level="4">Podání léků, připoutání</text:h>
      <text:p text:style-name="Základnítextodsazený"><text:span text:style-name="Silné">Z</text:span><text:span text:style-name="Silné"><text:s/></text:span><text:span text:style-name="Silné">dostupného spisového materiálu není prokazatelné tvrzení stěžovatele, že se opakovaně marně dožadoval podání léků, které užíval.</text:span><text:s/>Policista realizující vykázání<text:s/>ve svém vyjádření<text:s/>ke stížnosti uvedl, že stěžovatel mu<text:s/>o potřebě užívat léky řekl poté, co jej odvedl<text:s/>z kanceláře, kde mu sděloval bližší informace<text:s/>k vykázání, zpět<text:s/>do místnosti<text:s/>pro zajištěné. Vyslal tedy kolegyni, aby se stěžovatelem<text:s/>a jeho rodiči jela<text:s/>do bytu<text:s/>pro potřebné léky. Následně přivezla stěžovatele zpět<text:s/>na policejní služebnu.</text:p>
      <text:p text:style-name="Základnítextodsazený"><text:span text:style-name="Silné">Stejně tak nebylo</text:span><text:span text:style-name="Silné"><text:s/>ze </text:span><text:span text:style-name="Silné">spisu prokazatelné tvrzení stěžovatele, že</text:span><text:span text:style-name="Silné"><text:s/>při </text:span><text:span text:style-name="Silné">umístění</text:span><text:span text:style-name="Silné"><text:s/>v </text:span><text:span text:style-name="Silné">policejní cele<text:s/></text:span><text:span text:style-name="Silné">byl<text:s/></text:span><text:span text:style-name="Silné">omezen</text:span><text:span text:style-name="Silné"><text:s/>ve </text:span><text:span text:style-name="Silné">volném pohybu připoutáním podle</text:span><text:span text:style-name="Silné"><text:s/>§ </text:span><text:span text:style-name="Silné">25 odst. 1 zákona</text:span><text:span text:style-name="Silné"><text:s/>o </text:span><text:span text:style-name="Silné">Policii České republiky.</text:span></text:p>
      <text:h text:style-name="P83" text:outline-level="4">Celková doba zajištění</text:h>
      <text:p text:style-name="Základnítextodsazený">Podle úředního záznamu<text:s/>o zajištění osoby byl stěžovatel zajištěn<text:s/>v době<text:s/>od 15:25 hod.<text:s/>do 18:00 hod.<text:s/>S ohledem<text:s/>na vyslání policistů<text:s/>ke služebnímu zákroku<text:s/>v téže době, kdy byl stěžovatel zajištěn, vyzvednutí léků<text:s/>v bytě<text:s/>a <text:s/>nutnost sepsat písemné podklady<text:s/>k vykázání též<text:s/>s matkou stěžovatele jakožto ohroženou osobou <text:span text:style-name="Silné">považuji celkovou dobu zajištění</text:span><text:span text:style-name="Silné"><text:s/>za </text:span><text:span text:style-name="Silné">přiměřenou</text:span><text:span text:style-name="Silné"><text:s/></text:span>(opět odhlédneme-li<text:s/>od skutečnosti, že<text:s/>k zajištění nebyl podle mého názoru dán důvod).<text:bookmark-start text:name="_Toc360544587"/></text:p>
      <text:h text:style-name="Nadpis2" text:outline-level="2">Závěry<text:bookmark-end text:name="_Toc360544587"/></text:h>
      <text:p text:style-name="Základnítextodsazený">Na základě výše popsaných zjištění<text:s/>a úvah jsem<text:s/>ve smyslu ustanovení<text:s/>§ 18 odst. 1 zákona<text:s/>o veřejném ochránci práv<text:s/>dospěla<text:s/>k přesvědčení, že<text:s/>skutečnosti tvrzené matkou stěžovatele odůvodňovaly vykázání podle<text:s/>§ 44 odst. 1 zákona<text:s/>o Policii České republiky. Policista OOP Sokolov-město<text:s/>se ale<text:s/>dopustil pochybení spočívajícího<text:s/>v tom, že:</text:p>
      <text:list text:style-name="LFO25" text:continue-numbering="true">
        <text:list-item>
          <text:p text:style-name="Číslovanýseznam">rozhodl<text:s/>o vykázání stěžovatele, aniž by si ověřil tvrzení jeho matky,<text:s/></text:p>
        </text:list-item>
        <text:list-item>
          <text:p text:style-name="Číslovanýseznam">rozhodl<text:s/>o vykázání stěžovatele<text:s/>v jeho nepřítomnosti,</text:p>
        </text:list-item>
        <text:list-item>
          <text:p text:style-name="Číslovanýseznam">po skončení vykázání nevrátil klíče stěžovateli,</text:p>
        </text:list-item>
        <text:list-item>
          <text:p text:style-name="Číslovanýseznam">rozhodl<text:s/>o zajištění stěžovatele, byť<text:s/>k tomu nebyly dány zákonné důvody,</text:p>
        </text:list-item>
        <text:list-item>
          <text:p text:style-name="Číslovanýseznam">v<text:s/>rozporu se zásadou přiměřenosti umístil stěžovatele<text:s/>do policejní cely.</text:p>
        </text:list-item>
      </text:list>
      <text:soft-page-break/>
      <text:p text:style-name="Základnítextodsazený">Zprávu<text:s/>o šetření zasílám<text:s/>řediteli Krajského ředitelství policie Karlovarského kraje<text:s/>a žádám, aby se<text:s/>v zákonné lhůtě 30 dnů<text:s/>od jejího doručení vyjádřil<text:s/>ke zjištěným pochybením<text:s/>a informoval mě<text:s/>o přijatých opatřeních<text:s/>k nápravě. Zpráva shrnuje mé dosavadní poznatky, které mohou být podkladem<text:s/>pro závěrečné stanovisko.</text:p>
      <text:p text:style-name="Základnítextodsazený">O svých zjištěních<text:s/>a závěrech informuji rovněž stěžovatele.</text:p>
      <text:p text:style-name="Základnítextodsazený"/>
      <text:p text:style-name="podpis">Mgr. Anna   <text:span text:style-name="T84">Š</text:span><text:span text:style-name="T85">a</text:span><text:span text:style-name="T86">batov</text:span><text:span text:style-name="T87">á</text:span>,<text:s/>Ph.D.,  v. r.</text:p>
      <text:p text:style-name="podpis">veřejná ochránkyně práv</text:p>
      <text:p text:style-name="podpis"><text:s/>(zpráva je opatřena elektronickým podpise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Arial"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Základnítext" style:next-style-name="Základnítextodsazený" style:default-outline-level="1">
      <style:paragraph-properties fo:keep-with-next="always" fo:border-top="none" fo:border-left="none" fo:border-bottom="0.0069in solid #000000" fo:border-right="none" fo:padding-top="0in" fo:padding-left="0in" fo:padding-bottom="0.0138in" fo:padding-right="0in" style:shadow="none" fo:text-align="center" fo:margin-top="0.3333in"/>
      <style:text-properties fo:font-weight="bold" style:font-weight-asian="bold" fo:font-size="14pt" style:font-size-asian="14pt" style:font-size-complex="13pt" fo:hyphenate="false"/>
    </style:style>
    <style:style style:name="Nadpis2" style:display-name="Nadpis 2" style:family="paragraph" style:parent-style-name="Nadpis1" style:next-style-name="Základnítextodsazený" style:default-outline-level="2">
      <style:paragraph-properties fo:border="none" fo:padding="0in" style:shadow="none" fo:margin-left="0in" fo:text-indent="0in">
        <style:tab-stops>
          <style:tab-stop style:type="left" style:position="0.1576in"/>
          <style:tab-stop style:type="left" style:position="0.1972in"/>
        </style:tab-stops>
      </style:paragraph-properties>
      <style:text-properties fo:font-size="12pt" style:font-size-asian="12pt" fo:hyphenate="false"/>
    </style:style>
    <style:style style:name="Nadpis3" style:display-name="Nadpis 3" style:family="paragraph" style:parent-style-name="Nadpis2" style:next-style-name="Základnítextodsazený" style:default-outline-level="3">
      <style:paragraph-properties fo:text-align="start" fo:margin-top="0.1666in"/>
      <style:text-properties fo:hyphenate="false"/>
    </style:style>
    <style:style style:name="Nadpis4" style:display-name="Nadpis 4" style:family="paragraph" style:parent-style-name="Nadpis3" style:next-style-name="Základnítextodsazený" style:default-outline-level="4">
      <style:text-properties fo:font-weight="normal" style:font-weight-asian="normal" style:font-weight-complex="bold" style:font-size-complex="14pt" fo:hyphenate="false"/>
    </style:style>
    <style:style style:name="Nadpis5" style:display-name="Nadpis 5" style:family="paragraph" style:parent-style-name="Normální" style:next-style-name="Normální" style:default-outline-level="5">
      <style:paragraph-properties fo:margin-top="0.1666in" fo:margin-bottom="0.0416in"/>
      <style:text-properties style:font-name="Calibri"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fo:font-size="12pt" style:font-size-asian="12pt" style:font-size-complex="12pt" fo:hyphenate="false"/>
    </style:style>
    <style:style style:name="Standardnípísmoodstavce" style:display-name="Standardní písmo odstavce" style:family="text"/>
    <style:style style:name="Základnítextodsazený" style:display-name="Základní text odsazený" style:family="paragraph" style:parent-style-name="Normální">
      <style:paragraph-properties fo:text-align="justify" fo:margin-top="0.1666in" fo:margin-bottom="0.1666in" fo:text-indent="0.5in"/>
      <style:text-properties fo:hyphenate="false"/>
    </style:style>
    <style:style style:name="Základnítext" style:display-name="Základní text" style:family="paragraph" style:parent-style-name="Normální">
      <style:paragraph-properties fo:text-align="justify" fo:margin-top="0.1666in" fo:margin-bottom="0.1666in"/>
      <style:text-properties fo:hyphenate="false"/>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style:text-properties fo:font-size="9pt" style:font-size-asian="9pt" style:font-size-complex="9pt" fo:hyphenate="false"/>
    </style:style>
    <style:style style:name="Značkapozn.podčarou" style:display-name="Značka pozn. pod čarou" style:family="text">
      <style:text-properties style:font-name="Arial" fo:font-weight="normal" style:font-weight-asian="normal" fo:font-style="normal" style:font-style-asian="normal" style:text-line-through-type="none" style:text-position="super 66.6%" fo:font-size="12pt" style:font-size-asian="12pt"/>
    </style:style>
    <style:style style:name="ZákladnítextodsazenýChar" style:display-name="Základní text odsazený Char" style:family="text"/>
    <style:style style:name="Hypertextovýodkaz" style:display-name="Hypertextový odkaz" style:family="text">
      <style:text-properties style:font-name="Arial" fo:color="#0000FF" fo:font-size="12pt" style:font-size-asian="12pt" style:text-underline-type="single" style:text-underline-style="solid" style:text-underline-width="auto" style:text-underline-mode="continuous"/>
    </style:style>
    <style:style style:name="kubikova" style:display-name="kubikova" style:family="text">
      <style:text-properties style:font-name="Trebuchet MS" fo:font-weight="normal" style:font-weight-asian="normal" style:font-weight-complex="normal" fo:font-style="normal" style:font-style-asian="normal" style:font-style-complex="normal" style:text-line-through-type="none" fo:color="#808000" fo:font-size="11pt" style:font-size-asian="11pt" style:font-size-complex="11pt" style:text-underline-type="none"/>
    </style:style>
    <style:style style:name="Silné" style:display-name="Silné" style:family="text">
      <style:text-properties fo:font-weight="bold" style:font-weight-asian="bold" style:font-weight-complex="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Nadpis5Char" style:display-name="Nadpis 5 Char" style:family="text">
      <style:text-properties style:font-name="Calibri" fo:font-weight="bold" style:font-weight-asian="bold" style:font-weight-complex="bold" fo:font-style="italic" style:font-style-asian="italic" style:font-style-complex="italic" fo:font-size="13pt" style:font-size-asian="13pt" style:font-size-complex="13pt"/>
    </style:style>
    <style:style style:name="Zvýraznění" style:display-name="Zvýraznění" style:family="text">
      <style:text-properties fo:font-style="italic" style:font-style-asian="italic" style:font-style-complex="italic"/>
    </style:style>
    <style:style style:name="ZákladnítextChar" style:display-name="Základní text Char" style:family="text">
      <style:text-properties fo:font-size="12pt" style:font-size-asian="12pt" style:font-size-complex="12pt"/>
    </style:style>
    <style:style style:name="Textpozn.podčarouChar" style:display-name="Text pozn. pod čarou Char" style:family="text">
      <style:text-properties fo:font-size="9pt" style:font-size-asian="9pt" style:font-size-complex="9pt"/>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Nadpis1Char" style:display-name="Nadpis 1 Char" style:family="text">
      <style:text-properties fo:font-weight="bold" style:font-weight-asian="bold" fo:font-size="14pt" style:font-size-asian="14pt" style:font-size-complex="13pt"/>
    </style:style>
    <style:style style:name="Seznam" style:display-name="Seznam" style:family="paragraph" style:parent-style-name="Normální" style:list-style-name="LFO16">
      <style:paragraph-properties fo:text-align="justify" fo:margin-top="0.0833in" fo:margin-bottom="0.0833in" fo:text-indent="-0.5in"/>
      <style:text-properties fo:hyphenate="false"/>
    </style:style>
    <style:style style:name="ZáhlavíChar" style:display-name="Záhlaví Char" style:family="text">
      <style:text-properties fo:font-size="12pt" style:font-size-asian="12pt" style:font-size-complex="12pt"/>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text-properties fo:font-size="12pt" style:font-size-asian="12pt" style:font-size-complex="12pt"/>
    </style:style>
    <style:style style:name="Číslovanýseznam" style:display-name="Číslovaný seznam" style:family="paragraph" style:parent-style-name="Normální" style:list-style-name="LFO25">
      <style:paragraph-properties fo:text-align="justify" fo:margin-top="0.0833in" fo:margin-bottom="0.0833in" fo:margin-left="0.4923in" fo:text-indent="-0.4923in">
        <style:tab-stops/>
      </style:paragraph-properties>
      <style:text-properties fo:hyphenate="false"/>
    </style:style>
    <style:style style:name="datumaznačka" style:display-name="datum a značka" style:family="paragraph" style:parent-style-name="Normální">
      <style:paragraph-properties style:text-autospace="none" fo:margin-left="4.0361in">
        <style:tab-stops/>
      </style:paragraph-properties>
      <style:text-properties fo:hyphenate="false"/>
    </style:style>
    <style:style style:name="Nadpis4Char" style:display-name="Nadpis 4 Char" style:family="text">
      <style:text-properties style:font-weight-complex="bold" fo:font-size="12pt" style:font-size-asian="12pt" style:font-size-complex="14pt"/>
    </style:style>
    <style:style style:name="Obsah2" style:display-name="Obsah 2" style:family="paragraph" style:parent-style-name="Normální" style:next-style-name="Normální" style:auto-update="true">
      <style:paragraph-properties fo:margin-left="0.1666in">
        <style:tab-stops/>
      </style:paragraph-properties>
      <style:text-properties fo:hyphenate="false"/>
    </style:style>
    <style:style style:name="Obsah1" style:display-name="Obsah 1" style:family="paragraph" style:parent-style-name="Normální" style:next-style-name="Normální" style:auto-update="true">
      <style:text-properties fo:hyphenate="false"/>
    </style:style>
    <style:style style:name="Obsah3" style:display-name="Obsah 3" style:family="paragraph" style:parent-style-name="Normální" style:next-style-name="Normální" style:auto-update="true">
      <style:paragraph-properties fo:margin-left="0.3333in">
        <style:tab-stops/>
      </style:paragraph-properties>
      <style:text-properties fo:hyphenate="false"/>
    </style:style>
    <style:style style:name="Obsah4" style:display-name="Obsah 4" style:family="paragraph" style:parent-style-name="Normální" style:next-style-name="Normální" style:auto-update="true">
      <style:paragraph-properties fo:margin-left="0.5in">
        <style:tab-stops/>
      </style:paragraph-properties>
      <style:text-properties fo:hyphenate="false"/>
    </style:style>
    <style:style style:name="návod" style:display-name="návod" style:family="paragraph" style:parent-style-name="Normální" style:next-style-name="Základnítextodsazený">
      <style:paragraph-properties fo:border="0.0138in solid #000000" fo:padding-top="0.0138in" fo:padding-left="0.0555in" fo:padding-bottom="0.0138in" fo:padding-right="0.0555in" style:shadow="none" fo:text-align="justify" fo:margin-top="0.1666in" fo:margin-bottom="0.1666in"/>
      <style:text-properties style:font-size-complex="11.5pt" fo:hyphenate="false"/>
    </style:style>
    <style:style style:name="Nadpis2Char" style:display-name="Nadpis 2 Char" style:family="text">
      <style:text-properties fo:font-weight="bold" style:font-weight-asian="bold" fo:font-size="12pt" style:font-size-asian="12pt" style:font-size-complex="13pt"/>
    </style:style>
    <style:style style:name="Číslovanýseznam2" style:display-name="Číslovaný seznam 2" style:family="paragraph" style:parent-style-name="Normální" style:list-style-name="LFO2">
      <style:paragraph-properties fo:text-align="justify" fo:margin-left="0.4923in" fo:text-indent="-0.4923in">
        <style:tab-stops/>
      </style:paragraph-properties>
      <style:text-properties fo:hyphenate="false"/>
    </style:style>
    <style:style style:name="zákoncitace" style:display-name="zákon (citace)" style:family="paragraph" style:parent-style-name="Normální">
      <style:paragraph-properties fo:text-align="justify"/>
      <style:text-properties fo:font-style="italic" style:font-style-asian="italic" fo:font-size="11pt" style:font-size-asian="11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1pt" style:font-size-asian="11pt" fo:hyphenate="false"/>
    </style:style>
    <style:style style:name="Odkaznakomentář" style:display-name="Odkaz na komentář" style:family="text">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text-properties fo:font-weight="bold" style:font-weight-asian="bold" style:font-weight-complex="bold"/>
    </style:style>
    <style:style style:name="Styl1" style:display-name="Styl1" style:family="paragraph" style:parent-style-name="Nadpis1" style:default-outline-level="1">
      <style:paragraph-properties fo:margin-top="0.25in" fo:margin-bottom="0in"/>
      <style:text-properties fo:font-size="12pt" style:font-size-asian="12pt" fo:hyphenate="false"/>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suffix=" - " style:num-format="A" style:num-letter-sync="true">
        <style:list-level-properties fo:text-align="center" text:space-before="0in" text:min-label-width="0.25in" text:list-level-position-and-space-mode="label-alignment">
          <style:list-level-label-alignment text:label-followed-by="listtab" fo:margin-left="0.25in" fo:text-indent="-0.25in"/>
        </style:list-level-properties>
      </text:outline-level-style>
      <text:outline-level-style text:level="3" style:num-format="1" text:display-levels="2">
        <style:list-level-properties text:space-before="0in" text:min-label-width="0.4923in" text:list-level-position-and-space-mode="label-alignment">
          <style:list-level-label-alignment text:label-followed-by="listtab" fo:margin-left="0.4923in" fo:text-indent="-0.4923in"/>
        </style:list-level-properties>
      </text:outline-level-style>
      <text:outline-level-style text:level="4" style:num-format="1" text:display-levels="3">
        <style:list-level-properties text:space-before="0in" text:min-label-width="0.4923in" text:list-level-position-and-space-mode="label-alignment">
          <style:list-level-label-alignment text:label-followed-by="listtab" fo:margin-left="0.4923in" fo:text-indent="-0.4923in"/>
        </style:list-level-properties>
      </text:outline-level-style>
      <text:outline-level-style text:level="5" style:num-format=""/>
    </text:outline-style>
    <style:style style:name="WW_CharLFO1LVL1" style:family="text">
      <style:text-properties style:font-name="Arial" fo:font-weight="normal" style:font-weight-asian="normal" fo:font-style="normal" style:font-style-asian="normal" fo:font-size="12pt" style:font-size-asian="12pt"/>
    </style:style>
    <text:list-style style:name="LFO2">
      <text:list-level-style-number text:level="1" style:num-prefix="(" style:num-suffix=")" style:num-format="A" style:num-letter-sync="true">
        <style:list-level-properties text:space-before="0.1965in" text:min-label-width="0.25in" text:list-level-position-and-space-mode="label-alignment">
          <style:list-level-label-alignment text:label-followed-by="listtab" fo:margin-left="0.4465in" fo:text-indent="-0.25in"/>
        </style:list-level-properties>
      </text:list-level-style-number>
    </text:list-style>
    <style:style style:name="WW_CharLFO6LVL1" style:family="text">
      <style:text-properties fo:font-weight="bold" style:font-weight-asian="bold"/>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Arial" fo:font-weight="normal" style:font-weight-asian="normal" fo:font-style="normal" style:font-style-asian="normal" fo:font-size="12pt" style:font-size-asian="12pt"/>
    </style:style>
    <style:style style:name="WW_CharLFO13LVL1" style:family="text">
      <style:text-properties fo:font-size="12pt" style:font-size-asian="12pt"/>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Arial" fo:font-weight="normal" style:font-weight-asian="normal" fo:font-style="normal" style:font-style-asian="normal" fo:font-size="12pt" style:font-size-asian="12pt"/>
    </style:style>
    <style:style style:name="WW_CharLFO25LVL1" style:family="text">
      <style:text-properties style:font-name="Arial" fo:font-weight="normal" style:font-weight-asian="normal" fo:font-style="normal" style:font-style-asian="normal" fo:font-size="12pt" style:font-size-asian="12pt"/>
    </style:style>
    <text:list-style style:name="LFO25">
      <text:list-level-style-number text:level="1" text:style-name="WW_CharLFO25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5">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text:style-name="WW_CharLFO1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 " style:num-format="A" style:num-letter-sync="true">
        <style:list-level-properties fo:text-align="center"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3" style:num-format="1" text:display-levels="3">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4">
      <text:list-level-style-number text:level="1" style:num-format="A" style:num-letter-sync="true">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ální" style:family="paragraph">
      <style:paragraph-properties fo:text-align="center"/>
    </style:style>
    <style:style style:name="T3" style:parent-style-name="Standardnípísmoodstavce" style:family="text">
      <style:text-properties fo:font-size="10pt" style:font-size-asian="10pt" style:font-size-complex="10pt"/>
    </style:style>
  </office:automatic-styles>
  <office:master-styles>
    <style:master-page style:name="MP0" style:page-layout-name="PL0">
      <style:footer>
        <text:p text:style-name="P2"><text:span text:style-name="T3"><text:page-number text:fixed="false">2</text:page-number></text:span></text:p>
        <text:p text:style-name="Normální"/>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subject/>
    <meta:initial-creator>Kousal Ivo Mgr.</meta:initial-creator>
    <dc:creator>Bádrová Pavlína Mgr.</dc:creator>
    <meta:creation-date>2017-05-11T09:25:00Z</meta:creation-date>
    <dc:date>2017-05-11T09:25:00Z</dc:date>
    <meta:print-date>2015-09-08T07:43:00Z</meta:print-date>
    <meta:template xlink:href="ZZ-ZSO" xlink:type="simple"/>
    <meta:editing-cycles>2</meta:editing-cycles>
    <meta:editing-duration>PT0S</meta:editing-duration>
    <meta:user-defined meta:name="ContentTypeId">0x010100D3A71DC738674B4893D02C4CA0E22FAC</meta:user-defined>
    <meta:document-statistic meta:page-count="13" meta:paragraph-count="67" meta:word-count="4908" meta:character-count="33801" meta:row-count="241" meta:non-whitespace-character-count="28960"/>
  </office:meta>
</office:document-meta>
</file>